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35pt"/>
    </style:style>
    <style:style style:name="co3" style:family="table-column">
      <style:table-column-properties fo:break-before="auto" style:column-width="44.84pt"/>
    </style:style>
    <style:style style:name="co4" style:family="table-column">
      <style:table-column-properties fo:break-before="auto" style:column-width="39.7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5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61"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ext-properties fo:font-weight="normal" style:font-weight-asian="normal" style:font-weight-complex="normal"/>
    </style:style>
    <style:style style:name="ce19" style:family="table-cell" style:parent-style-name="Default" style:data-style-name="N2"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ext-properties fo:font-weight="normal" style:font-weight-asian="normal" style:font-weight-complex="normal"/>
    </style:style>
    <style:style style:name="ce29" style:family="table-cell" style:parent-style-name="Default" style:data-style-name="N2">
      <style:text-properties fo:font-weight="normal" style:font-weight-asian="normal" style:font-weight-complex="normal"/>
    </style:style>
    <style:style style:name="ce30" style:family="table-cell" style:parent-style-name="Default" style:data-style-name="N2">
      <style:text-properties fo:font-weight="normal" style:font-weight-asian="normal" style:font-weight-complex="normal"/>
    </style:style>
    <style:style style:name="ce31" style:family="table-cell" style:parent-style-name="Default" style:data-style-name="N2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1" calcext:value-type="float">
            <text:p>921</text:p>
          </table:table-cell>
          <table:table-cell office:value-type="float" office:value="665" calcext:value-type="float">
            <text:p>665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540" calcext:value-type="float">
            <text:p>54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19" calcext:value-type="float">
            <text:p>919</text:p>
          </table:table-cell>
          <table:table-cell office:value-type="float" office:value="662" calcext:value-type="float">
            <text:p>662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539" calcext:value-type="float">
            <text:p>53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09" calcext:value-type="float">
            <text:p>909</text:p>
          </table:table-cell>
          <table:table-cell office:value-type="float" office:value="665" calcext:value-type="float">
            <text:p>665</text:p>
          </table:table-cell>
          <table:table-cell office:value-type="float" office:value="626" calcext:value-type="float">
            <text:p>626</text:p>
          </table:table-cell>
          <table:table-cell office:value-type="float" office:value="621" calcext:value-type="float">
            <text:p>621</text:p>
          </table:table-cell>
          <table:table-cell office:value-type="float" office:value="542" calcext:value-type="float">
            <text:p>54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23" calcext:value-type="float">
            <text:p>923</text:p>
          </table:table-cell>
          <table:table-cell office:value-type="float" office:value="661" calcext:value-type="float">
            <text:p>661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537" calcext:value-type="float">
            <text:p>53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18" calcext:value-type="float">
            <text:p>918</text:p>
          </table:table-cell>
          <table:table-cell office:value-type="float" office:value="659" calcext:value-type="float">
            <text:p>659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formula="of:=AVERAGE([.A2:.A6])" office:value-type="float" office:value="660" calcext:value-type="float">
            <text:p>660</text:p>
          </table:table-cell>
          <table:table-cell table:formula="of:=AVERAGE([.B2:.B6])" office:value-type="float" office:value="918" calcext:value-type="float">
            <text:p>918</text:p>
          </table:table-cell>
          <table:table-cell table:formula="of:=AVERAGE([.C2:.C6])" office:value-type="float" office:value="662.4" calcext:value-type="float">
            <text:p>662.4</text:p>
          </table:table-cell>
          <table:table-cell table:formula="of:=AVERAGE([.D2:.D6])" office:value-type="float" office:value="627" calcext:value-type="float">
            <text:p>627</text:p>
          </table:table-cell>
          <table:table-cell table:formula="of:=AVERAGE([.E2:.E6])" office:value-type="float" office:value="622.6" calcext:value-type="float">
            <text:p>622.6</text:p>
          </table:table-cell>
          <table:table-cell table:formula="of:=AVERAGE([.F2:.F6])" office:value-type="float" office:value="543" calcext:value-type="float">
            <text:p>543</text:p>
          </table:table-cell>
          <table:table-cell table:formula="of:=AVERAGE([.G2:.G6])" office:value-type="float" office:value="595" calcext:value-type="float">
            <text:p>595</text:p>
          </table:table-cell>
        </table:table-row>
        <table:table-row table:style-name="ro1">
          <table:table-cell table:style-name="ce2" table:formula="of:=STDEV([.A2:.A6])" office:value-type="float" office:value="2.91547594742265" calcext:value-type="float">
            <text:p>2.92</text:p>
          </table:table-cell>
          <table:table-cell table:style-name="ce2" table:formula="of:=STDEV([.B2:.B6])" office:value-type="float" office:value="5.3851648071345" calcext:value-type="float">
            <text:p>5.39</text:p>
          </table:table-cell>
          <table:table-cell table:style-name="ce2" table:formula="of:=STDEV([.C2:.C6])" office:value-type="float" office:value="2.60768096208106" calcext:value-type="float">
            <text:p>2.61</text:p>
          </table:table-cell>
          <table:table-cell table:style-name="ce2" table:formula="of:=STDEV([.D2:.D6])" office:value-type="float" office:value="3" calcext:value-type="float">
            <text:p>3.00</text:p>
          </table:table-cell>
          <table:table-cell table:style-name="ce2" table:formula="of:=STDEV([.E2:.E6])" office:value-type="float" office:value="3.78153408023781" calcext:value-type="float">
            <text:p>3.78</text:p>
          </table:table-cell>
          <table:table-cell table:style-name="ce2" table:formula="of:=STDEV([.F2:.F6])" office:value-type="float" office:value="8.03118920210451" calcext:value-type="float">
            <text:p>8.03</text:p>
          </table:table-cell>
          <table:table-cell table:style-name="ce2" table:formula="of:=STDEV([.G2:.G6])" office:value-type="float" office:value="6.81909084849293" calcext:value-type="float">
            <text:p>6.82</text:p>
          </table:table-cell>
        </table:table-row>
        <table:table-row table:style-name="ro1">
          <table:table-cell table:style-name="ce3" table:formula="of:=[.A8]/[.A7]" office:value-type="percentage" office:value="0.00441738779912523" calcext:value-type="percentage">
            <text:p>0.44%</text:p>
          </table:table-cell>
          <table:table-cell table:style-name="ce3" table:formula="of:=[.B8]/[.B7]" office:value-type="percentage" office:value="0.00586619260036438" calcext:value-type="percentage">
            <text:p>0.59%</text:p>
          </table:table-cell>
          <table:table-cell table:style-name="ce3" table:formula="of:=[.C8]/[.C7]" office:value-type="percentage" office:value="0.00393671642826247" calcext:value-type="percentage">
            <text:p>0.39%</text:p>
          </table:table-cell>
          <table:table-cell table:style-name="ce3" table:formula="of:=[.D8]/[.D7]" office:value-type="percentage" office:value="0.00478468899521531" calcext:value-type="percentage">
            <text:p>0.48%</text:p>
          </table:table-cell>
          <table:table-cell table:style-name="ce3" table:formula="of:=[.E8]/[.E7]" office:value-type="percentage" office:value="0.00607377783526792" calcext:value-type="percentage">
            <text:p>0.61%</text:p>
          </table:table-cell>
          <table:table-cell table:style-name="ce3" table:formula="of:=[.F8]/[.F7]" office:value-type="percentage" office:value="0.014790403687117" calcext:value-type="percentage">
            <text:p>1.48%</text:p>
          </table:table-cell>
          <table:table-cell table:style-name="ce3" table:formula="of:=[.G8]/[.G7]" office:value-type="percentage" office:value="0.0114606568882234" calcext:value-type="percentage">
            <text:p>1.15%</text:p>
          </table:table-cell>
        </table:table-row>
        <table:table-row table:style-name="ro1">
          <table:table-cell table:style-name="ce2" table:formula="of:=[.$A$7]/[.A7]" office:value-type="float" office:value="1" calcext:value-type="float">
            <text:p>1.00</text:p>
          </table:table-cell>
          <table:table-cell table:style-name="ce2" table:formula="of:=[.$A$7]/[.B7]" office:value-type="float" office:value="0.718954248366013" calcext:value-type="float">
            <text:p>0.72</text:p>
          </table:table-cell>
          <table:table-cell table:style-name="ce2" table:formula="of:=[.$A$7]/[.C7]" office:value-type="float" office:value="0.996376811594203" calcext:value-type="float">
            <text:p>1.00</text:p>
          </table:table-cell>
          <table:table-cell table:style-name="ce2" table:formula="of:=[.$A$7]/[.D7]" office:value-type="float" office:value="1.05263157894737" calcext:value-type="float">
            <text:p>1.05</text:p>
          </table:table-cell>
          <table:table-cell table:style-name="ce2" table:formula="of:=[.$A$7]/[.E7]" office:value-type="float" office:value="1.06007067137809" calcext:value-type="float">
            <text:p>1.06</text:p>
          </table:table-cell>
          <table:table-cell table:style-name="ce2" table:formula="of:=[.$A$7]/[.F7]" office:value-type="float" office:value="1.21546961325967" calcext:value-type="float">
            <text:p>1.22</text:p>
          </table:table-cell>
          <table:table-cell table:style-name="ce2" table:formula="of:=[.$A$7]/[.G7]" office:value-type="float" office:value="1.10924369747899" calcext:value-type="float">
            <text:p>1.11</text:p>
          </table:table-cell>
        </table:table-row>
      </table:table>
      <table:table table:name="matrix data" table:style-name="ta1">
        <table:table-column table:style-name="co1" table:default-cell-style-name="ce1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6" calcext:value-type="float">
            <text:p>25.6</text:p>
          </table:table-cell>
          <table:table-cell office:value-type="float" office:value="33.8" calcext:value-type="float">
            <text:p>33.8</text:p>
          </table:table-cell>
          <table:table-cell table:number-columns-repeated="3"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569972" calcext:value-type="float">
            <text:p>569972</text:p>
          </table:table-cell>
          <table:table-cell table:style-name="ce7" office:value-type="float" office:value="792199" calcext:value-type="float">
            <text:p>792199</text:p>
          </table:table-cell>
          <table:table-cell table:style-name="ce7" office:value-type="float" office:value="763135" calcext:value-type="float">
            <text:p>763135</text:p>
          </table:table-cell>
          <table:table-cell table:style-name="ce7" office:value-type="float" office:value="785253" calcext:value-type="float">
            <text:p>785253</text:p>
          </table:table-cell>
          <table:table-cell table:style-name="ce7" office:value-type="float" office:value="752775" calcext:value-type="float">
            <text:p>752775</text:p>
          </table:table-cell>
          <table:table-cell table:style-name="ce7" office:value-type="float" office:value="746134" calcext:value-type="float">
            <text:p>746134</text:p>
          </table:table-cell>
          <table:table-cell table:style-name="ce7" office:value-type="float" office:value="751218" calcext:value-type="float">
            <text:p>751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9" calcext:value-type="float">
            <text:p>199</text:p>
          </table:table-cell>
          <table:table-cell office:value-type="float" office:value="268.8" calcext:value-type="float">
            <text:p>268.8</text:p>
          </table:table-cell>
          <table:table-cell office:value-type="float" office:value="260" calcext:value-type="float">
            <text:p>260</text:p>
          </table:table-cell>
          <table:table-cell office:value-type="float" office:value="256.8" calcext:value-type="float">
            <text:p>256.8</text:p>
          </table:table-cell>
          <table:table-cell office:value-type="float" office:value="254.8" calcext:value-type="float">
            <text:p>254.8</text:p>
          </table:table-cell>
          <table:table-cell office:value-type="float" office:value="254.4" calcext:value-type="float">
            <text:p>254.4</text:p>
          </table:table-cell>
          <table:table-cell office:value-type="float" office:value="255.2" calcext:value-type="float">
            <text:p>255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598070" calcext:value-type="float">
            <text:p>4.60E+06</text:p>
          </table:table-cell>
          <table:table-cell office:value-type="float" office:value="6211090" calcext:value-type="float">
            <text:p>6.21E+06</text:p>
          </table:table-cell>
          <table:table-cell office:value-type="float" office:value="6054330" calcext:value-type="float">
            <text:p>6.05E+06</text:p>
          </table:table-cell>
          <table:table-cell office:value-type="float" office:value="6048750" calcext:value-type="float">
            <text:p>6.05E+06</text:p>
          </table:table-cell>
          <table:table-cell office:value-type="float" office:value="6018870" calcext:value-type="float">
            <text:p>6.02E+06</text:p>
          </table:table-cell>
          <table:table-cell office:value-type="float" office:value="5955700" calcext:value-type="float">
            <text:p>5.96E+06</text:p>
          </table:table-cell>
          <table:table-cell table:style-name="ce10" office:value-type="float" office:value="6068760" calcext:value-type="float">
            <text:p>6.07E+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90.2" calcext:value-type="float">
            <text:p>1590.2</text:p>
          </table:table-cell>
          <table:table-cell office:value-type="float" office:value="2169.6" calcext:value-type="float">
            <text:p>2169.6</text:p>
          </table:table-cell>
          <table:table-cell office:value-type="float" office:value="2086.6" calcext:value-type="float">
            <text:p>2086.6</text:p>
          </table:table-cell>
          <table:table-cell office:value-type="float" office:value="2061.8" calcext:value-type="float">
            <text:p>2061.8</text:p>
          </table:table-cell>
          <table:table-cell office:value-type="float" office:value="2044.6" calcext:value-type="float">
            <text:p>2044.6</text:p>
          </table:table-cell>
          <table:table-cell office:value-type="float" office:value="2038.4" calcext:value-type="float">
            <text:p>2038.4</text:p>
          </table:table-cell>
          <table:table-cell office:value-type="float" office:value="2036.6" calcext:value-type="float">
            <text:p>2036.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7419600" calcext:value-type="float">
            <text:p>3.74E+07</text:p>
          </table:table-cell>
          <table:table-cell office:value-type="float" office:value="50130800" calcext:value-type="float">
            <text:p>5.01E+07</text:p>
          </table:table-cell>
          <table:table-cell office:value-type="float" office:value="48700700" calcext:value-type="float">
            <text:p>4.87E+07</text:p>
          </table:table-cell>
          <table:table-cell office:value-type="float" office:value="48372900" calcext:value-type="float">
            <text:p>4.84E+07</text:p>
          </table:table-cell>
          <table:table-cell office:value-type="float" office:value="48367300" calcext:value-type="float">
            <text:p>4.84E+07</text:p>
          </table:table-cell>
          <table:table-cell office:value-type="float" office:value="48245500" calcext:value-type="float">
            <text:p>4.82E+07</text:p>
          </table:table-cell>
          <table:table-cell table:style-name="ce10" office:value-type="float" office:value="47877900" calcext:value-type="float">
            <text:p>4.79E+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42.8" calcext:value-type="float">
            <text:p>12842.8</text:p>
          </table:table-cell>
          <table:table-cell office:value-type="float" office:value="18152" calcext:value-type="float">
            <text:p>18152</text:p>
          </table:table-cell>
          <table:table-cell office:value-type="float" office:value="16807" calcext:value-type="float">
            <text:p>16807</text:p>
          </table:table-cell>
          <table:table-cell office:value-type="float" office:value="16571.6" calcext:value-type="float">
            <text:p>16571.6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6294.8" calcext:value-type="float">
            <text:p>16294.8</text:p>
          </table:table-cell>
          <table:table-cell office:value-type="float" office:value="16354" calcext:value-type="float">
            <text:p>1635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03542000" calcext:value-type="float">
            <text:p>3.04E+08</text:p>
          </table:table-cell>
          <table:table-cell office:value-type="float" office:value="457667000" calcext:value-type="float">
            <text:p>4.58E+08</text:p>
          </table:table-cell>
          <table:table-cell office:value-type="float" office:value="397383000" calcext:value-type="float">
            <text:p>3.97E+08</text:p>
          </table:table-cell>
          <table:table-cell office:value-type="float" office:value="389954000" calcext:value-type="float">
            <text:p>3.90E+08</text:p>
          </table:table-cell>
          <table:table-cell office:value-type="float" office:value="391218000" calcext:value-type="float">
            <text:p>3.91E+08</text:p>
          </table:table-cell>
          <table:table-cell office:value-type="float" office:value="389377000" calcext:value-type="float">
            <text:p>3.89E+08</text:p>
          </table:table-cell>
          <table:table-cell table:style-name="ce10" office:value-type="float" office:value="389138000" calcext:value-type="float">
            <text:p>3.89E+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570" calcext:value-type="float">
            <text:p>102570</text:p>
          </table:table-cell>
          <table:table-cell office:value-type="float" office:value="145529" calcext:value-type="float">
            <text:p>145529</text:p>
          </table:table-cell>
          <table:table-cell office:value-type="float" office:value="136927" calcext:value-type="float">
            <text:p>136927</text:p>
          </table:table-cell>
          <table:table-cell office:value-type="float" office:value="133138" calcext:value-type="float">
            <text:p>133138</text:p>
          </table:table-cell>
          <table:table-cell office:value-type="float" office:value="131037" calcext:value-type="float">
            <text:p>131037</text:p>
          </table:table-cell>
          <table:table-cell office:value-type="float" office:value="130633" calcext:value-type="float">
            <text:p>130633</text:p>
          </table:table-cell>
          <table:table-cell office:value-type="float" office:value="130319" calcext:value-type="float">
            <text:p>130319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494400000" calcext:value-type="float">
            <text:p>2.49E+09</text:p>
          </table:table-cell>
          <table:table-cell office:value-type="float" office:value="3566240000" calcext:value-type="float">
            <text:p>3.57E+09</text:p>
          </table:table-cell>
          <table:table-cell office:value-type="float" office:value="3376980000" calcext:value-type="float">
            <text:p>3.38E+09</text:p>
          </table:table-cell>
          <table:table-cell office:value-type="float" office:value="3275420000" calcext:value-type="float">
            <text:p>3.28E+09</text:p>
          </table:table-cell>
          <table:table-cell office:value-type="float" office:value="3228580000" calcext:value-type="float">
            <text:p>3.23E+09</text:p>
          </table:table-cell>
          <table:table-cell office:value-type="float" office:value="3224890000" calcext:value-type="float">
            <text:p>3.22E+09</text:p>
          </table:table-cell>
          <table:table-cell table:style-name="ce10" office:value-type="float" office:value="3186500000" calcext:value-type="float">
            <text:p>3.19E+09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26829.4" calcext:value-type="float">
            <text:p>26829.4</text:p>
          </table:table-cell>
          <table:table-cell table:style-name="ce7" office:value-type="float" office:value="39689.4" calcext:value-type="float">
            <text:p>39689.4</text:p>
          </table:table-cell>
          <table:table-cell table:style-name="ce7" office:value-type="float" office:value="24306.2" calcext:value-type="float">
            <text:p>24306.2</text:p>
          </table:table-cell>
          <table:table-cell table:style-name="ce7" office:value-type="float" office:value="26927.4" calcext:value-type="float">
            <text:p>26927.4</text:p>
          </table:table-cell>
          <table:table-cell table:style-name="ce7" office:value-type="float" office:value="25068.8" calcext:value-type="float">
            <text:p>25068.8</text:p>
          </table:table-cell>
          <table:table-cell table:style-name="ce7" office:value-type="float" office:value="31730.6" calcext:value-type="float">
            <text:p>31730.6</text:p>
          </table:table-cell>
          <table:table-cell table:style-name="ce7" office:value-type="float" office:value="23500.4" calcext:value-type="float">
            <text:p>23500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15068" calcext:value-type="float">
            <text:p>2.15E+05</text:p>
          </table:table-cell>
          <table:table-cell office:value-type="float" office:value="262767" calcext:value-type="float">
            <text:p>2.63E+05</text:p>
          </table:table-cell>
          <table:table-cell office:value-type="float" office:value="209852" calcext:value-type="float">
            <text:p>2.10E+05</text:p>
          </table:table-cell>
          <table:table-cell office:value-type="float" office:value="214711" calcext:value-type="float">
            <text:p>2.15E+05</text:p>
          </table:table-cell>
          <table:table-cell office:value-type="float" office:value="206044" calcext:value-type="float">
            <text:p>2.06E+05</text:p>
          </table:table-cell>
          <table:table-cell office:value-type="float" office:value="208489" calcext:value-type="float">
            <text:p>2.08E+05</text:p>
          </table:table-cell>
          <table:table-cell table:style-name="ce10" office:value-type="float" office:value="198345" calcext:value-type="float">
            <text:p>1.98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.6" calcext:value-type="float">
            <text:p>65.6</text:p>
          </table:table-cell>
          <table:table-cell office:value-type="float" office:value="118" calcext:value-type="float">
            <text:p>118</text:p>
          </table:table-cell>
          <table:table-cell office:value-type="float" office:value="85.6" calcext:value-type="float">
            <text:p>85.6</text:p>
          </table:table-cell>
          <table:table-cell office:value-type="float" office:value="77.6" calcext:value-type="float">
            <text:p>77.6</text:p>
          </table:table-cell>
          <table:table-cell office:value-type="float" office:value="78.4" calcext:value-type="float">
            <text:p>78.4</text:p>
          </table:table-cell>
          <table:table-cell office:value-type="float" office:value="69.8" calcext:value-type="float">
            <text:p>69.8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60620" calcext:value-type="float">
            <text:p>1.66E+06</text:p>
          </table:table-cell>
          <table:table-cell office:value-type="float" office:value="2834020" calcext:value-type="float">
            <text:p>2.83E+06</text:p>
          </table:table-cell>
          <table:table-cell office:value-type="float" office:value="2139850" calcext:value-type="float">
            <text:p>2.14E+06</text:p>
          </table:table-cell>
          <table:table-cell office:value-type="float" office:value="1947600" calcext:value-type="float">
            <text:p>1.95E+06</text:p>
          </table:table-cell>
          <table:table-cell office:value-type="float" office:value="2024290" calcext:value-type="float">
            <text:p>2.02E+06</text:p>
          </table:table-cell>
          <table:table-cell office:value-type="float" office:value="1792750" calcext:value-type="float">
            <text:p>1.79E+06</text:p>
          </table:table-cell>
          <table:table-cell table:style-name="ce10" office:value-type="float" office:value="1659590" calcext:value-type="float">
            <text:p>1.66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99.8" calcext:value-type="float">
            <text:p>699.8</text:p>
          </table:table-cell>
          <table:table-cell office:value-type="float" office:value="1146.6" calcext:value-type="float">
            <text:p>1146.6</text:p>
          </table:table-cell>
          <table:table-cell office:value-type="float" office:value="745.2" calcext:value-type="float">
            <text:p>745.2</text:p>
          </table:table-cell>
          <table:table-cell office:value-type="float" office:value="636.2" calcext:value-type="float">
            <text:p>636.2</text:p>
          </table:table-cell>
          <table:table-cell office:value-type="float" office:value="631.2" calcext:value-type="float">
            <text:p>631.2</text:p>
          </table:table-cell>
          <table:table-cell office:value-type="float" office:value="569" calcext:value-type="float">
            <text:p>569</text:p>
          </table:table-cell>
          <table:table-cell office:value-type="float" office:value="585.6" calcext:value-type="float">
            <text:p>585.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8856700" calcext:value-type="float">
            <text:p>1.89E+07</text:p>
          </table:table-cell>
          <table:table-cell office:value-type="float" office:value="26968800" calcext:value-type="float">
            <text:p>2.70E+07</text:p>
          </table:table-cell>
          <table:table-cell office:value-type="float" office:value="18487400" calcext:value-type="float">
            <text:p>1.85E+07</text:p>
          </table:table-cell>
          <table:table-cell office:value-type="float" office:value="15778900" calcext:value-type="float">
            <text:p>1.58E+07</text:p>
          </table:table-cell>
          <table:table-cell office:value-type="float" office:value="16170000" calcext:value-type="float">
            <text:p>1.62E+07</text:p>
          </table:table-cell>
          <table:table-cell office:value-type="float" office:value="14742200" calcext:value-type="float">
            <text:p>1.47E+07</text:p>
          </table:table-cell>
          <table:table-cell table:style-name="ce10" office:value-type="float" office:value="14956300" calcext:value-type="float">
            <text:p>1.50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97.8" calcext:value-type="float">
            <text:p>5397.8</text:p>
          </table:table-cell>
          <table:table-cell office:value-type="float" office:value="9154" calcext:value-type="float">
            <text:p>9154</text:p>
          </table:table-cell>
          <table:table-cell office:value-type="float" office:value="6260" calcext:value-type="float">
            <text:p>6260</text:p>
          </table:table-cell>
          <table:table-cell office:value-type="float" office:value="5185.6" calcext:value-type="float">
            <text:p>5185.6</text:p>
          </table:table-cell>
          <table:table-cell table:style-name="Default" office:value-type="float" office:value="4673" calcext:value-type="float">
            <text:p>4673</text:p>
          </table:table-cell>
          <table:table-cell table:style-name="Default" office:value-type="float" office:value="4682.6" calcext:value-type="float">
            <text:p>4682.6</text:p>
          </table:table-cell>
          <table:table-cell table:style-name="Default" office:value-type="float" office:value="5363.8" calcext:value-type="float">
            <text:p>5363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51730000" calcext:value-type="float">
            <text:p>1.52E+08</text:p>
          </table:table-cell>
          <table:table-cell office:value-type="float" office:value="222658000" calcext:value-type="float">
            <text:p>2.23E+08</text:p>
          </table:table-cell>
          <table:table-cell office:value-type="float" office:value="155749000" calcext:value-type="float">
            <text:p>1.56E+08</text:p>
          </table:table-cell>
          <table:table-cell office:value-type="float" office:value="131533000" calcext:value-type="float">
            <text:p>1.32E+08</text:p>
          </table:table-cell>
          <table:table-cell office:value-type="float" office:value="126543000" calcext:value-type="float">
            <text:p>1.27E+08</text:p>
          </table:table-cell>
          <table:table-cell office:value-type="float" office:value="125020000" calcext:value-type="float">
            <text:p>1.25E+08</text:p>
          </table:table-cell>
          <table:table-cell table:style-name="ce10" office:value-type="float" office:value="149144000" calcext:value-type="float">
            <text:p>1.49E+08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Default"/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table:formula="of:=[.$B9]/[.C9]" office:value-type="float" office:value="1" calcext:value-type="float">
            <text:p>1.00</text:p>
          </table:table-cell>
          <table:table-cell table:style-name="ce8" table:formula="of:=[.$B9]/[.D9]" office:value-type="float" office:value="0.875" calcext:value-type="float">
            <text:p>0.88</text:p>
          </table:table-cell>
          <table:table-cell table:style-name="ce8" table:formula="of:=[.$B9]/[.E9]" office:value-type="float" office:value="0.777777777777778" calcext:value-type="float">
            <text:p>0.78</text:p>
          </table:table-cell>
          <table:table-cell table:style-name="ce8" table:formula="of:=[.$B9]/[.F9]" office:value-type="float" office:value="0.777777777777778" calcext:value-type="float">
            <text:p>0.78</text:p>
          </table:table-cell>
          <table:table-cell table:style-name="ce14" table:formula="of:=[.$B9]/[.G9]" office:value-type="float" office:value="1" calcext:value-type="float">
            <text:p>1.00</text:p>
          </table:table-cell>
          <table:table-cell table:style-name="ce8" table:formula="of:=[.$B9]/[.H9]" office:value-type="float" office:value="1" calcext:value-type="float">
            <text:p>1.00</text:p>
          </table:table-cell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style-name="ce11" table:formula="of:=([.L9]-[.$K9])/[.$K9]" office:value-type="percentage" office:value="0.479324919677667" calcext:value-type="percentage">
            <text:p>47.93%</text:p>
          </table:table-cell>
          <table:table-cell table:style-name="ce11" table:formula="of:=([.M9]-[.$K9])/[.$K9]" office:value-type="percentage" office:value="-0.0940460837737706" calcext:value-type="percentage">
            <text:p>-9.40%</text:p>
          </table:table-cell>
          <table:table-cell table:style-name="ce11" table:formula="of:=([.N9]-[.$K9])/[.$K9]" office:value-type="percentage" office:value="0.00365270934124505" calcext:value-type="percentage">
            <text:p>0.37%</text:p>
          </table:table-cell>
          <table:table-cell table:style-name="ce11" table:formula="of:=([.O9]-[.$K9])/[.$K9]" office:value-type="percentage" office:value="-0.0656220414917964" calcext:value-type="percentage">
            <text:p>-6.56%</text:p>
          </table:table-cell>
          <table:table-cell table:style-name="ce11" table:formula="of:=([.P9]-[.$K9])/[.$K9]" office:value-type="percentage" office:value="0.182680194115411" calcext:value-type="percentage">
            <text:p>18.27%</text:p>
          </table:table-cell>
          <table:table-cell table:style-name="ce11" table:formula="of:=([.Q9]-[.$K9])/[.$K9]" office:value-type="percentage" office:value="-0.124080299969437" calcext:value-type="percentage">
            <text:p>-12.41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table:formula="of:=[.$B10]/[.C10]" office:value-type="float" office:value="0.771929824561404" calcext:value-type="float">
            <text:p>0.77</text:p>
          </table:table-cell>
          <table:table-cell table:style-name="ce8" table:formula="of:=[.$B10]/[.D10]" office:value-type="float" office:value="0.956521739130435" calcext:value-type="float">
            <text:p>0.96</text:p>
          </table:table-cell>
          <table:table-cell table:style-name="ce8" table:formula="of:=[.$B10]/[.E10]" office:value-type="float" office:value="0.977777777777778" calcext:value-type="float">
            <text:p>0.98</text:p>
          </table:table-cell>
          <table:table-cell table:style-name="ce8" table:formula="of:=[.$B10]/[.F10]" office:value-type="float" office:value="1.02325581395349" calcext:value-type="float">
            <text:p>1.02</text:p>
          </table:table-cell>
          <table:table-cell table:style-name="ce8" table:formula="of:=[.$B10]/[.G10]" office:value-type="float" office:value="1" calcext:value-type="float">
            <text:p>1.00</text:p>
          </table:table-cell>
          <table:table-cell table:style-name="ce14" table:formula="of:=[.$B10]/[.H10]" office:value-type="float" office:value="1.07317073170732" calcext:value-type="float">
            <text:p>1.07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style-name="ce11" table:formula="of:=([.L10]-[.$K10])/[.$K10]" office:value-type="percentage" office:value="0.221785667788792" calcext:value-type="percentage">
            <text:p>22.18%</text:p>
          </table:table-cell>
          <table:table-cell table:style-name="ce11" table:formula="of:=([.M10]-[.$K10])/[.$K10]" office:value-type="percentage" office:value="-0.0242527944650064" calcext:value-type="percentage">
            <text:p>-2.43%</text:p>
          </table:table-cell>
          <table:table-cell table:style-name="ce11" table:formula="of:=([.N10]-[.$K10])/[.$K10]" office:value-type="percentage" office:value="-0.00165994011196459" calcext:value-type="percentage">
            <text:p>-0.17%</text:p>
          </table:table-cell>
          <table:table-cell table:style-name="ce11" table:formula="of:=([.O10]-[.$K10])/[.$K10]" office:value-type="percentage" office:value="-0.041958822325962" calcext:value-type="percentage">
            <text:p>-4.20%</text:p>
          </table:table-cell>
          <table:table-cell table:style-name="ce11" table:formula="of:=([.P10]-[.$K10])/[.$K10]" office:value-type="percentage" office:value="-0.0305903249204903" calcext:value-type="percentage">
            <text:p>-3.06%</text:p>
          </table:table-cell>
          <table:table-cell table:style-name="ce11" table:formula="of:=([.Q10]-[.$K10])/[.$K10]" office:value-type="percentage" office:value="-0.0777568024996745" calcext:value-type="percentage">
            <text:p>-7.78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8" table:formula="of:=[.$B11]/[.C11]" office:value-type="float" office:value="0.55593220338983" calcext:value-type="float">
            <text:p>0.56</text:p>
          </table:table-cell>
          <table:table-cell table:style-name="ce8" table:formula="of:=[.$B11]/[.D11]" office:value-type="float" office:value="0.766355140186916" calcext:value-type="float">
            <text:p>0.77</text:p>
          </table:table-cell>
          <table:table-cell table:style-name="ce8" table:formula="of:=[.$B11]/[.E11]" office:value-type="float" office:value="0.845360824742268" calcext:value-type="float">
            <text:p>0.85</text:p>
          </table:table-cell>
          <table:table-cell table:style-name="ce8" table:formula="of:=[.$B11]/[.F11]" office:value-type="float" office:value="0.836734693877551" calcext:value-type="float">
            <text:p>0.84</text:p>
          </table:table-cell>
          <table:table-cell table:style-name="ce8" table:formula="of:=[.$B11]/[.G11]" office:value-type="float" office:value="0.939828080229226" calcext:value-type="float">
            <text:p>0.94</text:p>
          </table:table-cell>
          <table:table-cell table:style-name="ce14" table:formula="of:=[.$B11]/[.H11]" office:value-type="float" office:value="0.990936555891238" calcext:value-type="float">
            <text:p>0.99</text:p>
          </table:table-cell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style-name="ce11" table:formula="of:=([.L11]-[.$K11])/[.$K11]" office:value-type="percentage" office:value="0.706603557707362" calcext:value-type="percentage">
            <text:p>70.66%</text:p>
          </table:table-cell>
          <table:table-cell table:style-name="ce11" table:formula="of:=([.M11]-[.$K11])/[.$K11]" office:value-type="percentage" office:value="0.288584986330407" calcext:value-type="percentage">
            <text:p>28.86%</text:p>
          </table:table-cell>
          <table:table-cell table:style-name="ce11" table:formula="of:=([.N11]-[.$K11])/[.$K11]" office:value-type="percentage" office:value="0.172814972721032" calcext:value-type="percentage">
            <text:p>17.28%</text:p>
          </table:table-cell>
          <table:table-cell table:style-name="ce11" table:formula="of:=([.O11]-[.$K11])/[.$K11]" office:value-type="percentage" office:value="0.218996519372283" calcext:value-type="percentage">
            <text:p>21.90%</text:p>
          </table:table-cell>
          <table:table-cell table:style-name="ce11" table:formula="of:=([.P11]-[.$K11])/[.$K11]" office:value-type="percentage" office:value="0.0795666678710361" calcext:value-type="percentage">
            <text:p>7.96%</text:p>
          </table:table-cell>
          <table:table-cell table:style-name="ce11" table:formula="of:=([.Q11]-[.$K11])/[.$K11]" office:value-type="percentage" office:value="-0.000620250267972203" calcext:value-type="percentage">
            <text:p>-0.06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8" table:formula="of:=[.$B12]/[.C12]" office:value-type="float" office:value="0.610326181754753" calcext:value-type="float">
            <text:p>0.61</text:p>
          </table:table-cell>
          <table:table-cell table:style-name="ce8" table:formula="of:=[.$B12]/[.D12]" office:value-type="float" office:value="0.939076757917337" calcext:value-type="float">
            <text:p>0.94</text:p>
          </table:table-cell>
          <table:table-cell table:style-name="ce8" table:formula="of:=[.$B12]/[.E12]" office:value-type="float" office:value="1.09996856334486" calcext:value-type="float">
            <text:p>1.10</text:p>
          </table:table-cell>
          <table:table-cell table:style-name="ce8" table:formula="of:=[.$B12]/[.F12]" office:value-type="float" office:value="1.10868187579214" calcext:value-type="float">
            <text:p>1.11</text:p>
          </table:table-cell>
          <table:table-cell table:style-name="ce14" table:formula="of:=[.$B12]/[.G12]" office:value-type="float" office:value="1.2298769771529" calcext:value-type="float">
            <text:p>1.23</text:p>
          </table:table-cell>
          <table:table-cell table:style-name="ce8" table:formula="of:=[.$B12]/[.H12]" office:value-type="float" office:value="1.19501366120219" calcext:value-type="float">
            <text:p>1.20</text:p>
          </table:table-cell>
          <table:table-cell table:style-name="Default"/>
          <table:table-cell/>
          <table:table-cell office:value-type="float" office:value="1024" calcext:value-type="float">
            <text:p>1024</text:p>
          </table:table-cell>
          <table:table-cell table:style-name="ce11" table:formula="of:=([.L12]-[.$K12])/[.$K12]" office:value-type="percentage" office:value="0.430197224328753" calcext:value-type="percentage">
            <text:p>43.02%</text:p>
          </table:table-cell>
          <table:table-cell table:style-name="ce11" table:formula="of:=([.M12]-[.$K12])/[.$K12]" office:value-type="percentage" office:value="-0.0195845508493002" calcext:value-type="percentage">
            <text:p>-1.96%</text:p>
          </table:table-cell>
          <table:table-cell table:style-name="ce11" table:formula="of:=([.N12]-[.$K12])/[.$K12]" office:value-type="percentage" office:value="-0.163220499875376" calcext:value-type="percentage">
            <text:p>-16.32%</text:p>
          </table:table-cell>
          <table:table-cell table:style-name="ce11" table:formula="of:=([.O12]-[.$K12])/[.$K12]" office:value-type="percentage" office:value="-0.142479861269469" calcext:value-type="percentage">
            <text:p>-14.25%</text:p>
          </table:table-cell>
          <table:table-cell table:style-name="ce11" table:formula="of:=([.P12]-[.$K12])/[.$K12]" office:value-type="percentage" office:value="-0.218198306172342" calcext:value-type="percentage">
            <text:p>-21.82%</text:p>
          </table:table-cell>
          <table:table-cell table:style-name="ce11" table:formula="of:=([.Q12]-[.$K12])/[.$K12]" office:value-type="percentage" office:value="-0.206844251645304" calcext:value-type="percentage">
            <text:p>-20.68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8" table:formula="of:=[.$B13]/[.C13]" office:value-type="float" office:value="0.589665719903867" calcext:value-type="float">
            <text:p>0.59</text:p>
          </table:table-cell>
          <table:table-cell table:style-name="ce8" table:formula="of:=[.$B13]/[.D13]" office:value-type="float" office:value="0.862268370607029" calcext:value-type="float">
            <text:p>0.86</text:p>
          </table:table-cell>
          <table:table-cell table:style-name="ce8" table:formula="of:=[.$B13]/[.E13]" office:value-type="float" office:value="1.04092101203332" calcext:value-type="float">
            <text:p>1.04</text:p>
          </table:table-cell>
          <table:table-cell table:style-name="ce14" table:formula="of:=[.$B13]/[.F13]" office:value-type="float" office:value="1.15510378771667" calcext:value-type="float">
            <text:p>1.16</text:p>
          </table:table-cell>
          <table:table-cell table:style-name="ce8" table:formula="of:=[.$B13]/[.G13]" office:value-type="float" office:value="1.15273565967625" calcext:value-type="float">
            <text:p>1.15</text:p>
          </table:table-cell>
          <table:table-cell table:style-name="ce8" table:formula="of:=[.$B13]/[.H13]" office:value-type="float" office:value="1.00633878966404" calcext:value-type="float">
            <text:p>1.01</text:p>
          </table:table-cell>
          <table:table-cell table:style-name="Default"/>
          <table:table-cell/>
          <table:table-cell office:value-type="float" office:value="2048" calcext:value-type="float">
            <text:p>2048</text:p>
          </table:table-cell>
          <table:table-cell table:style-name="ce11" table:formula="of:=([.L13]-[.$K13])/[.$K13]" office:value-type="percentage" office:value="0.46746193897054" calcext:value-type="percentage">
            <text:p>46.75%</text:p>
          </table:table-cell>
          <table:table-cell table:style-name="ce11" table:formula="of:=([.M13]-[.$K13])/[.$K13]" office:value-type="percentage" office:value="0.0264878402425361" calcext:value-type="percentage">
            <text:p>2.65%</text:p>
          </table:table-cell>
          <table:table-cell table:style-name="ce11" table:formula="of:=([.N13]-[.$K13])/[.$K13]" office:value-type="percentage" office:value="-0.133111447966783" calcext:value-type="percentage">
            <text:p>-13.31%</text:p>
          </table:table-cell>
          <table:table-cell table:style-name="ce11" table:formula="of:=([.O13]-[.$K13])/[.$K13]" office:value-type="percentage" office:value="-0.165998813682199" calcext:value-type="percentage">
            <text:p>-16.60%</text:p>
          </table:table-cell>
          <table:table-cell table:style-name="ce11" table:formula="of:=([.P13]-[.$K13])/[.$K13]" office:value-type="percentage" office:value="-0.176036380412575" calcext:value-type="percentage">
            <text:p>-17.60%</text:p>
          </table:table-cell>
          <table:table-cell table:style-name="ce11" table:formula="of:=([.Q13]-[.$K13])/[.$K13]" office:value-type="percentage" office:value="-0.0170434324128386" calcext:value-type="percentage">
            <text:p>-1.70%</text:p>
          </table:table-cell>
          <table:table-cell/>
        </table:table-row>
        <calcext:conditional-formats>
          <calcext:conditional-format calcext:target-range-address="'matrix data'.B18:'matrix data'.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'.K18:'matrix data'.P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matrix data_rex" table:style-name="ta1">
        <table:table-column table:style-name="co2" table:default-cell-style-name="ce1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4" table:default-cell-style-name="ce7"/>
        <table:table-column table:style-name="co4" table:default-cell-style-name="Default"/>
        <table:table-column table:style-name="co1" table:default-cell-style-name="Default"/>
        <table:table-column table:style-name="co2" table:default-cell-style-name="ce1"/>
        <table:table-column table:style-name="co6" table:number-columns-repeated="6" table:default-cell-style-name="ce10"/>
        <table:table-column table:style-name="co6" table:default-cell-style-name="Default"/>
        <table:table-row table:style-name="ro1">
          <table:table-cell table:style-name="ce17" office:value-type="string" calcext:value-type="string" table:number-columns-spanned="17" table:number-rows-spanned="1">
            <text:p>3 tiles</text:p>
          </table:table-cell>
          <table:covered-table-cell table:number-columns-repeated="7" table:style-name="ce1"/>
          <table:covered-table-cell table:number-columns-repeated="2"/>
          <table:covered-table-cell table:number-columns-repeated="7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7" office:value-type="float" office:value="0.4" calcext:value-type="float">
            <text:p>0.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41980.2" calcext:value-type="float">
            <text:p>41980.2</text:p>
          </table:table-cell>
          <table:table-cell table:style-name="ce7" office:value-type="float" office:value="44043" calcext:value-type="float">
            <text:p>44043</text:p>
          </table:table-cell>
          <table:table-cell table:style-name="ce7" office:value-type="float" office:value="56323" calcext:value-type="float">
            <text:p>56323</text:p>
          </table:table-cell>
          <table:table-cell table:style-name="ce7" office:value-type="float" office:value="53295.8" calcext:value-type="float">
            <text:p>53295.8</text:p>
          </table:table-cell>
          <table:table-cell table:style-name="ce7" office:value-type="float" office:value="45056.2" calcext:value-type="float">
            <text:p>45056.2</text:p>
          </table:table-cell>
          <table:table-cell table:style-name="ce7" office:value-type="float" office:value="49291.8" calcext:value-type="float">
            <text:p>49291.8</text:p>
          </table:table-cell>
          <table:table-cell table:style-name="ce7" office:value-type="float" office:value="55138.8" calcext:value-type="float">
            <text:p>55138.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table:style-name="ce7" office:value-type="float" office:value="6.8" calcext:value-type="float">
            <text:p>6.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23546" calcext:value-type="float">
            <text:p>4.24E+05</text:p>
          </table:table-cell>
          <table:table-cell office:value-type="float" office:value="590172" calcext:value-type="float">
            <text:p>5.90E+05</text:p>
          </table:table-cell>
          <table:table-cell office:value-type="float" office:value="501549" calcext:value-type="float">
            <text:p>5.02E+05</text:p>
          </table:table-cell>
          <table:table-cell office:value-type="float" office:value="444970" calcext:value-type="float">
            <text:p>4.45E+05</text:p>
          </table:table-cell>
          <table:table-cell office:value-type="float" office:value="492369" calcext:value-type="float">
            <text:p>4.92E+05</text:p>
          </table:table-cell>
          <table:table-cell office:value-type="float" office:value="425878" calcext:value-type="float">
            <text:p>4.26E+05</text:p>
          </table:table-cell>
          <table:table-cell table:style-name="ce10" office:value-type="float" office:value="447350" calcext:value-type="float">
            <text:p>4.47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.8" calcext:value-type="float">
            <text:p>60.8</text:p>
          </table:table-cell>
          <table:table-cell office:value-type="float" office:value="106.4" calcext:value-type="float">
            <text:p>106.4</text:p>
          </table:table-cell>
          <table:table-cell office:value-type="float" office:value="79.4" calcext:value-type="float">
            <text:p>79.4</text:p>
          </table:table-cell>
          <table:table-cell office:value-type="float" office:value="78" calcext:value-type="float">
            <text:p>78</text:p>
          </table:table-cell>
          <table:table-cell office:value-type="float" office:value="75.6" calcext:value-type="float">
            <text:p>75.6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55.8" calcext:value-type="float">
            <text:p>55.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631390" calcext:value-type="float">
            <text:p>3.63E+06</text:p>
          </table:table-cell>
          <table:table-cell office:value-type="float" office:value="6223670" calcext:value-type="float">
            <text:p>6.22E+06</text:p>
          </table:table-cell>
          <table:table-cell office:value-type="float" office:value="4678580" calcext:value-type="float">
            <text:p>4.68E+06</text:p>
          </table:table-cell>
          <table:table-cell office:value-type="float" office:value="4587770" calcext:value-type="float">
            <text:p>4.59E+06</text:p>
          </table:table-cell>
          <table:table-cell office:value-type="float" office:value="4510780" calcext:value-type="float">
            <text:p>4.51E+06</text:p>
          </table:table-cell>
          <table:table-cell office:value-type="float" office:value="4053180" calcext:value-type="float">
            <text:p>4.05E+06</text:p>
          </table:table-cell>
          <table:table-cell table:style-name="ce10" office:value-type="float" office:value="3330920" calcext:value-type="float">
            <text:p>3.33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75" calcext:value-type="float">
            <text:p>475</text:p>
          </table:table-cell>
          <table:table-cell office:value-type="float" office:value="850" calcext:value-type="float">
            <text:p>850</text:p>
          </table:table-cell>
          <table:table-cell office:value-type="float" office:value="657.2" calcext:value-type="float">
            <text:p>657.2</text:p>
          </table:table-cell>
          <table:table-cell office:value-type="float" office:value="694.8" calcext:value-type="float">
            <text:p>694.8</text:p>
          </table:table-cell>
          <table:table-cell office:value-type="float" office:value="643.4" calcext:value-type="float">
            <text:p>643.4</text:p>
          </table:table-cell>
          <table:table-cell office:value-type="float" office:value="530.6" calcext:value-type="float">
            <text:p>530.6</text:p>
          </table:table-cell>
          <table:table-cell table:style-name="ce7" office:value-type="float" office:value="503.2" calcext:value-type="float">
            <text:p>503.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8326900" calcext:value-type="float">
            <text:p>2.83E+07</text:p>
          </table:table-cell>
          <table:table-cell office:value-type="float" office:value="51994100" calcext:value-type="float">
            <text:p>5.20E+07</text:p>
          </table:table-cell>
          <table:table-cell office:value-type="float" office:value="38596100" calcext:value-type="float">
            <text:p>3.86E+07</text:p>
          </table:table-cell>
          <table:table-cell office:value-type="float" office:value="40827100" calcext:value-type="float">
            <text:p>4.08E+07</text:p>
          </table:table-cell>
          <table:table-cell office:value-type="float" office:value="37943900" calcext:value-type="float">
            <text:p>3.79E+07</text:p>
          </table:table-cell>
          <table:table-cell office:value-type="float" office:value="31501200" calcext:value-type="float">
            <text:p>3.15E+07</text:p>
          </table:table-cell>
          <table:table-cell table:style-name="ce10" office:value-type="float" office:value="29936400" calcext:value-type="float">
            <text:p>2.99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35.6" calcext:value-type="float">
            <text:p>6435.6</text:p>
          </table:table-cell>
          <table:table-cell office:value-type="float" office:value="5083.8" calcext:value-type="float">
            <text:p>5083.8</text:p>
          </table:table-cell>
          <table:table-cell office:value-type="float" office:value="4227.4" calcext:value-type="float">
            <text:p>4227.4</text:p>
          </table:table-cell>
          <table:table-cell office:value-type="float" office:value="3747.6" calcext:value-type="float">
            <text:p>3747.6</text:p>
          </table:table-cell>
          <table:table-cell table:style-name="Default" office:value-type="float" office:value="3632" calcext:value-type="float">
            <text:p>3632</text:p>
          </table:table-cell>
          <table:table-cell table:style-name="Default" office:value-type="float" office:value="3708.2" calcext:value-type="float">
            <text:p>3708.2</text:p>
          </table:table-cell>
          <table:table-cell office:value-type="float" office:value="3384.8" calcext:value-type="float">
            <text:p>3384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384169000" calcext:value-type="float">
            <text:p>3.84E+08</text:p>
          </table:table-cell>
          <table:table-cell office:value-type="float" office:value="297781000" calcext:value-type="float">
            <text:p>2.98E+08</text:p>
          </table:table-cell>
          <table:table-cell office:value-type="float" office:value="246680000" calcext:value-type="float">
            <text:p>2.47E+08</text:p>
          </table:table-cell>
          <table:table-cell office:value-type="float" office:value="222433000" calcext:value-type="float">
            <text:p>2.22E+08</text:p>
          </table:table-cell>
          <table:table-cell office:value-type="float" office:value="216894000" calcext:value-type="float">
            <text:p>2.17E+08</text:p>
          </table:table-cell>
          <table:table-cell office:value-type="float" office:value="222408000" calcext:value-type="float">
            <text:p>2.22E+08</text:p>
          </table:table-cell>
          <table:table-cell table:style-name="ce10" office:value-type="float" office:value="202583000" calcext:value-type="float">
            <text:p>2.03E+08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3" table:formula="of:=[.$B3]/[.C3]" office:value-type="float" office:value="0.2" calcext:value-type="float">
            <text:p>0.20</text:p>
          </table:table-cell>
          <table:table-cell table:style-name="ce23" table:formula="of:=[.$B3]/[.D3]" office:value-type="float" office:value="0.2" calcext:value-type="float">
            <text:p>0.20</text:p>
          </table:table-cell>
          <table:table-cell table:style-name="ce23" table:formula="of:=[.$B3]/[.E3]" office:value-type="float" office:value="0.2" calcext:value-type="float">
            <text:p>0.20</text:p>
          </table:table-cell>
          <table:table-cell table:style-name="ce23" table:formula="of:=[.$B3]/[.F3]" office:value-type="float" office:value="1" calcext:value-type="float">
            <text:p>1.00</text:p>
          </table:table-cell>
          <table:table-cell table:style-name="ce23" table:formula="of:=[.$B3]/[.G3]" office:value-type="float" office:value="1" calcext:value-type="float">
            <text:p>1.00</text:p>
          </table:table-cell>
          <table:table-cell table:style-name="ce23" table:formula="of:=[.$B3]/[.H3]" office:value-type="float" office:value="0.5" calcext:value-type="float">
            <text:p>0.5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25" table:formula="of:=([.L3]-[.$K3])/[.$K3]" office:value-type="percentage" office:value="0.0491374505123845" calcext:value-type="percentage">
            <text:p>4.91%</text:p>
          </table:table-cell>
          <table:table-cell table:style-name="ce25" table:formula="of:=([.M3]-[.$K3])/[.$K3]" office:value-type="percentage" office:value="0.341656304638854" calcext:value-type="percentage">
            <text:p>34.17%</text:p>
          </table:table-cell>
          <table:table-cell table:style-name="ce25" table:formula="of:=([.N3]-[.$K3])/[.$K3]" office:value-type="percentage" office:value="0.269546119361032" calcext:value-type="percentage">
            <text:p>26.95%</text:p>
          </table:table-cell>
          <table:table-cell table:style-name="ce25" table:formula="of:=([.O3]-[.$K3])/[.$K3]" office:value-type="percentage" office:value="0.0732726380531775" calcext:value-type="percentage">
            <text:p>7.33%</text:p>
          </table:table-cell>
          <table:table-cell table:style-name="ce25" table:formula="of:=([.P3]-[.$K3])/[.$K3]" office:value-type="percentage" office:value="0.174167821973216" calcext:value-type="percentage">
            <text:p>17.42%</text:p>
          </table:table-cell>
          <table:table-cell table:style-name="ce25" table:formula="of:=([.Q3]-[.$K3])/[.$K3]" office:value-type="percentage" office:value="0.313447768233596" calcext:value-type="percentage">
            <text:p>31.34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3" table:formula="of:=[.$B4]/[.C4]" office:value-type="float" office:value="0.745762711864407" calcext:value-type="float">
            <text:p>0.75</text:p>
          </table:table-cell>
          <table:table-cell table:style-name="ce23" table:formula="of:=[.$B4]/[.D4]" office:value-type="float" office:value="1" calcext:value-type="float">
            <text:p>1.00</text:p>
          </table:table-cell>
          <table:table-cell table:style-name="ce23" table:formula="of:=[.$B4]/[.E4]" office:value-type="float" office:value="1.12820512820513" calcext:value-type="float">
            <text:p>1.13</text:p>
          </table:table-cell>
          <table:table-cell table:style-name="ce23" table:formula="of:=[.$B4]/[.F4]" office:value-type="float" office:value="1.1" calcext:value-type="float">
            <text:p>1.10</text:p>
          </table:table-cell>
          <table:table-cell table:style-name="ce23" table:formula="of:=[.$B4]/[.G4]" office:value-type="float" office:value="1.29411764705882" calcext:value-type="float">
            <text:p>1.29</text:p>
          </table:table-cell>
          <table:table-cell table:style-name="ce23" table:formula="of:=[.$B4]/[.H4]" office:value-type="float" office:value="1.29411764705882" calcext:value-type="float">
            <text:p>1.2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25" table:formula="of:=([.L4]-[.$K4])/[.$K4]" office:value-type="percentage" office:value="0.393407091555581" calcext:value-type="percentage">
            <text:p>39.34%</text:p>
          </table:table-cell>
          <table:table-cell table:style-name="ce25" table:formula="of:=([.M4]-[.$K4])/[.$K4]" office:value-type="percentage" office:value="0.184166536810642" calcext:value-type="percentage">
            <text:p>18.42%</text:p>
          </table:table-cell>
          <table:table-cell table:style-name="ce25" table:formula="of:=([.N4]-[.$K4])/[.$K4]" office:value-type="percentage" office:value="0.0505824632979653" calcext:value-type="percentage">
            <text:p>5.06%</text:p>
          </table:table-cell>
          <table:table-cell table:style-name="ce25" table:formula="of:=([.O4]-[.$K4])/[.$K4]" office:value-type="percentage" office:value="0.162492385714893" calcext:value-type="percentage">
            <text:p>16.25%</text:p>
          </table:table-cell>
          <table:table-cell table:style-name="ce25" table:formula="of:=([.P4]-[.$K4])/[.$K4]" office:value-type="percentage" office:value="0.00550589546353879" calcext:value-type="percentage">
            <text:p>0.55%</text:p>
          </table:table-cell>
          <table:table-cell table:style-name="ce25" table:formula="of:=([.Q4]-[.$K4])/[.$K4]" office:value-type="percentage" office:value="0.0562016876561224" calcext:value-type="percentage">
            <text:p>5.62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3" table:formula="of:=[.$B5]/[.C5]" office:value-type="float" office:value="0.571428571428571" calcext:value-type="float">
            <text:p>0.57</text:p>
          </table:table-cell>
          <table:table-cell table:style-name="ce23" table:formula="of:=[.$B5]/[.D5]" office:value-type="float" office:value="0.765743073047859" calcext:value-type="float">
            <text:p>0.77</text:p>
          </table:table-cell>
          <table:table-cell table:style-name="ce23" table:formula="of:=[.$B5]/[.E5]" office:value-type="float" office:value="0.77948717948718" calcext:value-type="float">
            <text:p>0.78</text:p>
          </table:table-cell>
          <table:table-cell table:style-name="ce23" table:formula="of:=[.$B5]/[.F5]" office:value-type="float" office:value="0.804232804232804" calcext:value-type="float">
            <text:p>0.80</text:p>
          </table:table-cell>
          <table:table-cell table:style-name="ce23" table:formula="of:=[.$B5]/[.G5]" office:value-type="float" office:value="0.896755162241888" calcext:value-type="float">
            <text:p>0.90</text:p>
          </table:table-cell>
          <table:table-cell table:style-name="ce23" table:formula="of:=[.$B5]/[.H5]" office:value-type="float" office:value="1.08960573476703" calcext:value-type="float">
            <text:p>1.0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25" table:formula="of:=([.L5]-[.$K5])/[.$K5]" office:value-type="percentage" office:value="0.713853372950853" calcext:value-type="percentage">
            <text:p>71.39%</text:p>
          </table:table-cell>
          <table:table-cell table:style-name="ce25" table:formula="of:=([.M5]-[.$K5])/[.$K5]" office:value-type="percentage" office:value="0.288371670352124" calcext:value-type="percentage">
            <text:p>28.84%</text:p>
          </table:table-cell>
          <table:table-cell table:style-name="ce25" table:formula="of:=([.N5]-[.$K5])/[.$K5]" office:value-type="percentage" office:value="0.263364717091802" calcext:value-type="percentage">
            <text:p>26.34%</text:p>
          </table:table-cell>
          <table:table-cell table:style-name="ce25" table:formula="of:=([.O5]-[.$K5])/[.$K5]" office:value-type="percentage" office:value="0.242163469084841" calcext:value-type="percentage">
            <text:p>24.22%</text:p>
          </table:table-cell>
          <table:table-cell table:style-name="ce25" table:formula="of:=([.P5]-[.$K5])/[.$K5]" office:value-type="percentage" office:value="0.116151115688483" calcext:value-type="percentage">
            <text:p>11.62%</text:p>
          </table:table-cell>
          <table:table-cell table:style-name="ce25" table:formula="of:=([.Q5]-[.$K5])/[.$K5]" office:value-type="percentage" office:value="-0.0827424209462492" calcext:value-type="percentage">
            <text:p>-8.27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3" table:formula="of:=[.$B6]/[.C6]" office:value-type="float" office:value="0.558823529411765" calcext:value-type="float">
            <text:p>0.56</text:p>
          </table:table-cell>
          <table:table-cell table:style-name="ce23" table:formula="of:=[.$B6]/[.D6]" office:value-type="float" office:value="0.722763237979306" calcext:value-type="float">
            <text:p>0.72</text:p>
          </table:table-cell>
          <table:table-cell table:style-name="ce23" table:formula="of:=[.$B6]/[.E6]" office:value-type="float" office:value="0.683649971214738" calcext:value-type="float">
            <text:p>0.68</text:p>
          </table:table-cell>
          <table:table-cell table:style-name="ce23" table:formula="of:=[.$B6]/[.F6]" office:value-type="float" office:value="0.738265464718682" calcext:value-type="float">
            <text:p>0.74</text:p>
          </table:table-cell>
          <table:table-cell table:style-name="ce23" table:formula="of:=[.$B6]/[.G6]" office:value-type="float" office:value="0.895212966453072" calcext:value-type="float">
            <text:p>0.90</text:p>
          </table:table-cell>
          <table:table-cell table:style-name="ce23" table:formula="of:=[.$B6]/[.H6]" office:value-type="float" office:value="0.9439586645469" calcext:value-type="float">
            <text:p>0.9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25" table:formula="of:=([.L6]-[.$K6])/[.$K6]" office:value-type="percentage" office:value="0.835502649425105" calcext:value-type="percentage">
            <text:p>83.55%</text:p>
          </table:table-cell>
          <table:table-cell table:style-name="ce25" table:formula="of:=([.M6]-[.$K6])/[.$K6]" office:value-type="percentage" office:value="0.362524667365649" calcext:value-type="percentage">
            <text:p>36.25%</text:p>
          </table:table-cell>
          <table:table-cell table:style-name="ce25" table:formula="of:=([.N6]-[.$K6])/[.$K6]" office:value-type="percentage" office:value="0.441283726775609" calcext:value-type="percentage">
            <text:p>44.13%</text:p>
          </table:table-cell>
          <table:table-cell table:style-name="ce25" table:formula="of:=([.O6]-[.$K6])/[.$K6]" office:value-type="percentage" office:value="0.339500616022226" calcext:value-type="percentage">
            <text:p>33.95%</text:p>
          </table:table-cell>
          <table:table-cell table:style-name="ce25" table:formula="of:=([.P6]-[.$K6])/[.$K6]" office:value-type="percentage" office:value="0.112059561759317" calcext:value-type="percentage">
            <text:p>11.21%</text:p>
          </table:table-cell>
          <table:table-cell table:style-name="ce25" table:formula="of:=([.Q6]-[.$K6])/[.$K6]" office:value-type="percentage" office:value="0.0568187835590905" calcext:value-type="percentage">
            <text:p>5.68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23" table:formula="of:=[.$B7]/[.C7]" office:value-type="float" office:value="1.2659034580432" calcext:value-type="float">
            <text:p>1.27</text:p>
          </table:table-cell>
          <table:table-cell table:style-name="ce23" table:formula="of:=[.$B7]/[.D7]" office:value-type="float" office:value="1.52235416568103" calcext:value-type="float">
            <text:p>1.52</text:p>
          </table:table-cell>
          <table:table-cell table:style-name="ce23" table:formula="of:=[.$B7]/[.E7]" office:value-type="float" office:value="1.71725904578931" calcext:value-type="float">
            <text:p>1.72</text:p>
          </table:table-cell>
          <table:table-cell table:style-name="ce23" table:formula="of:=[.$B7]/[.F7]" office:value-type="float" office:value="1.77191629955947" calcext:value-type="float">
            <text:p>1.77</text:p>
          </table:table-cell>
          <table:table-cell table:style-name="ce23" table:formula="of:=[.$B7]/[.G7]" office:value-type="float" office:value="1.73550509681247" calcext:value-type="float">
            <text:p>1.74</text:p>
          </table:table-cell>
          <table:table-cell table:style-name="ce23" table:formula="of:=[.$B7]/[.H7]" office:value-type="float" office:value="1.90132356416923" calcext:value-type="float">
            <text:p>1.9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25" table:formula="of:=([.L7]-[.$K7])/[.$K7]" office:value-type="percentage" office:value="-0.224869783871161" calcext:value-type="percentage">
            <text:p>-22.49%</text:p>
          </table:table-cell>
          <table:table-cell table:style-name="ce25" table:formula="of:=([.M7]-[.$K7])/[.$K7]" office:value-type="percentage" office:value="-0.357886763377576" calcext:value-type="percentage">
            <text:p>-35.79%</text:p>
          </table:table-cell>
          <table:table-cell table:style-name="ce25" table:formula="of:=([.N7]-[.$K7])/[.$K7]" office:value-type="percentage" office:value="-0.421002215170927" calcext:value-type="percentage">
            <text:p>-42.10%</text:p>
          </table:table-cell>
          <table:table-cell table:style-name="ce25" table:formula="of:=([.O7]-[.$K7])/[.$K7]" office:value-type="percentage" office:value="-0.435420348856883" calcext:value-type="percentage">
            <text:p>-43.54%</text:p>
          </table:table-cell>
          <table:table-cell table:style-name="ce25" table:formula="of:=([.P7]-[.$K7])/[.$K7]" office:value-type="percentage" office:value="-0.421067290697584" calcext:value-type="percentage">
            <text:p>-42.11%</text:p>
          </table:table-cell>
          <table:table-cell table:style-name="ce25" table:formula="of:=([.Q7]-[.$K7])/[.$K7]" office:value-type="percentage" office:value="-0.47267218333598" calcext:value-type="percentage">
            <text:p>-47.27%</text:p>
          </table:table-cell>
          <table:table-cell/>
        </table:table-row>
        <table:table-row table:style-name="ro1" table:number-rows-repeated="2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17" office:value-type="string" calcext:value-type="string" table:number-columns-spanned="17" table:number-rows-spanned="1">
            <text:p>2 tiles</text:p>
          </table:table-cell>
          <table:covered-table-cell table:number-columns-repeated="7" table:style-name="ce1"/>
          <table:covered-table-cell table:number-columns-repeated="2"/>
          <table:covered-table-cell table:number-columns-repeated="7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0.2" calcext:value-type="float">
            <text:p>0.2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45764" calcext:value-type="float">
            <text:p>45764</text:p>
          </table:table-cell>
          <table:table-cell table:style-name="ce7" office:value-type="float" office:value="86742.8" calcext:value-type="float">
            <text:p>86742.8</text:p>
          </table:table-cell>
          <table:table-cell table:style-name="ce7" office:value-type="float" office:value="52673" calcext:value-type="float">
            <text:p>52673</text:p>
          </table:table-cell>
          <table:table-cell table:style-name="ce7" office:value-type="float" office:value="47534.4" calcext:value-type="float">
            <text:p>47534.4</text:p>
          </table:table-cell>
          <table:table-cell table:style-name="ce7" office:value-type="float" office:value="52783.4" calcext:value-type="float">
            <text:p>52783.4</text:p>
          </table:table-cell>
          <table:table-cell table:style-name="ce7" office:value-type="float" office:value="44641.2" calcext:value-type="float">
            <text:p>44641.2</text:p>
          </table:table-cell>
          <table:table-cell table:style-name="ce7" office:value-type="float" office:value="44470.4" calcext:value-type="float">
            <text:p>44470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table:style-name="ce7" office:value-type="float" office:value="6.8" calcext:value-type="float">
            <text:p>6.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00450" calcext:value-type="float">
            <text:p>4.00E+05</text:p>
          </table:table-cell>
          <table:table-cell office:value-type="float" office:value="621886" calcext:value-type="float">
            <text:p>6.22E+05</text:p>
          </table:table-cell>
          <table:table-cell office:value-type="float" office:value="511791" calcext:value-type="float">
            <text:p>5.12E+05</text:p>
          </table:table-cell>
          <table:table-cell office:value-type="float" office:value="476158" calcext:value-type="float">
            <text:p>4.76E+05</text:p>
          </table:table-cell>
          <table:table-cell office:value-type="float" office:value="492162" calcext:value-type="float">
            <text:p>4.92E+05</text:p>
          </table:table-cell>
          <table:table-cell office:value-type="float" office:value="446850" calcext:value-type="float">
            <text:p>4.47E+05</text:p>
          </table:table-cell>
          <table:table-cell table:style-name="ce10" office:value-type="float" office:value="444445" calcext:value-type="float">
            <text:p>4.44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12.6" calcext:value-type="float">
            <text:p>112.6</text:p>
          </table:table-cell>
          <table:table-cell office:value-type="float" office:value="82.2" calcext:value-type="float">
            <text:p>82.2</text:p>
          </table:table-cell>
          <table:table-cell office:value-type="float" office:value="82.4" calcext:value-type="float">
            <text:p>82.4</text:p>
          </table:table-cell>
          <table:table-cell office:value-type="float" office:value="75.2" calcext:value-type="float">
            <text:p>75.2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55.6" calcext:value-type="float">
            <text:p>55.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560070" calcext:value-type="float">
            <text:p>3.56E+06</text:p>
          </table:table-cell>
          <table:table-cell office:value-type="float" office:value="6528300" calcext:value-type="float">
            <text:p>6.53E+06</text:p>
          </table:table-cell>
          <table:table-cell office:value-type="float" office:value="4814610" calcext:value-type="float">
            <text:p>4.81E+06</text:p>
          </table:table-cell>
          <table:table-cell office:value-type="float" office:value="4823950" calcext:value-type="float">
            <text:p>4.82E+06</text:p>
          </table:table-cell>
          <table:table-cell office:value-type="float" office:value="4513570" calcext:value-type="float">
            <text:p>4.51E+06</text:p>
          </table:table-cell>
          <table:table-cell office:value-type="float" office:value="4021800" calcext:value-type="float">
            <text:p>4.02E+06</text:p>
          </table:table-cell>
          <table:table-cell table:style-name="ce10" office:value-type="float" office:value="3346510" calcext:value-type="float">
            <text:p>3.35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96" calcext:value-type="float">
            <text:p>496</text:p>
          </table:table-cell>
          <table:table-cell office:value-type="float" office:value="873.6" calcext:value-type="float">
            <text:p>873.6</text:p>
          </table:table-cell>
          <table:table-cell office:value-type="float" office:value="669.2" calcext:value-type="float">
            <text:p>669.2</text:p>
          </table:table-cell>
          <table:table-cell office:value-type="float" office:value="730.4" calcext:value-type="float">
            <text:p>730.4</text:p>
          </table:table-cell>
          <table:table-cell office:value-type="float" office:value="637.4" calcext:value-type="float">
            <text:p>637.4</text:p>
          </table:table-cell>
          <table:table-cell office:value-type="float" office:value="555.4" calcext:value-type="float">
            <text:p>555.4</text:p>
          </table:table-cell>
          <table:table-cell table:style-name="ce7" office:value-type="float" office:value="517.6" calcext:value-type="float">
            <text:p>517.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9105700" calcext:value-type="float">
            <text:p>2.91E+07</text:p>
          </table:table-cell>
          <table:table-cell office:value-type="float" office:value="51229200" calcext:value-type="float">
            <text:p>5.12E+07</text:p>
          </table:table-cell>
          <table:table-cell office:value-type="float" office:value="39034300" calcext:value-type="float">
            <text:p>3.90E+07</text:p>
          </table:table-cell>
          <table:table-cell office:value-type="float" office:value="42577700" calcext:value-type="float">
            <text:p>4.26E+07</text:p>
          </table:table-cell>
          <table:table-cell office:value-type="float" office:value="37570900" calcext:value-type="float">
            <text:p>3.76E+07</text:p>
          </table:table-cell>
          <table:table-cell office:value-type="float" office:value="32945100" calcext:value-type="float">
            <text:p>3.29E+07</text:p>
          </table:table-cell>
          <table:table-cell table:style-name="ce10" office:value-type="float" office:value="30825000" calcext:value-type="float">
            <text:p>3.08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68.6" calcext:value-type="float">
            <text:p>6468.6</text:p>
          </table:table-cell>
          <table:table-cell office:value-type="float" office:value="5273.8" calcext:value-type="float">
            <text:p>5273.8</text:p>
          </table:table-cell>
          <table:table-cell office:value-type="float" office:value="4560.2" calcext:value-type="float">
            <text:p>4560.2</text:p>
          </table:table-cell>
          <table:table-cell office:value-type="float" office:value="3704.4" calcext:value-type="float">
            <text:p>3704.4</text:p>
          </table:table-cell>
          <table:table-cell table:style-name="Default" office:value-type="float" office:value="3614" calcext:value-type="float">
            <text:p>3614</text:p>
          </table:table-cell>
          <table:table-cell table:style-name="Default" office:value-type="float" office:value="3792.8" calcext:value-type="float">
            <text:p>3792.8</text:p>
          </table:table-cell>
          <table:table-cell office:value-type="float" office:value="3358.8" calcext:value-type="float">
            <text:p>3358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384981000" calcext:value-type="float">
            <text:p>3.85E+08</text:p>
          </table:table-cell>
          <table:table-cell office:value-type="float" office:value="310540000" calcext:value-type="float">
            <text:p>3.11E+08</text:p>
          </table:table-cell>
          <table:table-cell office:value-type="float" office:value="266316000" calcext:value-type="float">
            <text:p>2.66E+08</text:p>
          </table:table-cell>
          <table:table-cell office:value-type="float" office:value="220592000" calcext:value-type="float">
            <text:p>2.21E+08</text:p>
          </table:table-cell>
          <table:table-cell office:value-type="float" office:value="215341000" calcext:value-type="float">
            <text:p>2.15E+08</text:p>
          </table:table-cell>
          <table:table-cell office:value-type="float" office:value="227010000" calcext:value-type="float">
            <text:p>2.27E+08</text:p>
          </table:table-cell>
          <table:table-cell table:style-name="ce10" office:value-type="float" office:value="201032000" calcext:value-type="float">
            <text:p>2.01E+08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9" table:formula="of:=[.$B19]/[.C19]" office:value-type="float" office:value="0.2" calcext:value-type="float">
            <text:p>0.20</text:p>
          </table:table-cell>
          <table:table-cell table:style-name="ce19" table:formula="of:=[.$B19]/[.D19]" office:value-type="float" office:value="0.2" calcext:value-type="float">
            <text:p>0.20</text:p>
          </table:table-cell>
          <table:table-cell table:style-name="ce19" table:formula="of:=[.$B19]/[.E19]" office:value-type="float" office:value="0.25" calcext:value-type="float">
            <text:p>0.25</text:p>
          </table:table-cell>
          <table:table-cell table:style-name="ce19" table:formula="of:=[.$B19]/[.F19]" office:value-type="float" office:value="0.2" calcext:value-type="float">
            <text:p>0.20</text:p>
          </table:table-cell>
          <table:table-cell table:style-name="ce19" table:formula="of:=[.$B19]/[.G19]" office:value-type="float" office:value="1" calcext:value-type="float">
            <text:p>1.00</text:p>
          </table:table-cell>
          <table:table-cell table:style-name="ce19" table:formula="of:=[.$B19]/[.H19]" office:value-type="float" office:value="1" calcext:value-type="float">
            <text:p>1.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21" table:formula="of:=([.L19]-[.$K19])/[.$K19]" office:value-type="percentage" office:value="0.895437461760336" calcext:value-type="percentage">
            <text:p>89.54%</text:p>
          </table:table-cell>
          <table:table-cell table:style-name="ce21" table:formula="of:=([.M19]-[.$K19])/[.$K19]" office:value-type="percentage" office:value="0.150970194913032" calcext:value-type="percentage">
            <text:p>15.10%</text:p>
          </table:table-cell>
          <table:table-cell table:style-name="ce21" table:formula="of:=([.N19]-[.$K19])/[.$K19]" office:value-type="percentage" office:value="0.0386854295953151" calcext:value-type="percentage">
            <text:p>3.87%</text:p>
          </table:table-cell>
          <table:table-cell table:style-name="ce21" table:formula="of:=([.O19]-[.$K19])/[.$K19]" office:value-type="percentage" office:value="0.153382571453544" calcext:value-type="percentage">
            <text:p>15.34%</text:p>
          </table:table-cell>
          <table:table-cell table:style-name="ce21" table:formula="of:=([.P19]-[.$K19])/[.$K19]" office:value-type="percentage" office:value="-0.024534568656586" calcext:value-type="percentage">
            <text:p>-2.45%</text:p>
          </table:table-cell>
          <table:table-cell table:style-name="ce21" table:formula="of:=([.Q19]-[.$K19])/[.$K19]" office:value-type="percentage" office:value="-0.0282667598986102" calcext:value-type="percentage">
            <text:p>-2.83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9" table:formula="of:=[.$B20]/[.C20]" office:value-type="float" office:value="0.646153846153846" calcext:value-type="float">
            <text:p>0.65</text:p>
          </table:table-cell>
          <table:table-cell table:style-name="ce19" table:formula="of:=[.$B20]/[.D20]" office:value-type="float" office:value="0.933333333333333" calcext:value-type="float">
            <text:p>0.93</text:p>
          </table:table-cell>
          <table:table-cell table:style-name="ce19" table:formula="of:=[.$B20]/[.E20]" office:value-type="float" office:value="1.2" calcext:value-type="float">
            <text:p>1.20</text:p>
          </table:table-cell>
          <table:table-cell table:style-name="ce19" table:formula="of:=[.$B20]/[.F20]" office:value-type="float" office:value="1.07692307692308" calcext:value-type="float">
            <text:p>1.08</text:p>
          </table:table-cell>
          <table:table-cell table:style-name="ce19" table:formula="of:=[.$B20]/[.G20]" office:value-type="float" office:value="1.23529411764706" calcext:value-type="float">
            <text:p>1.24</text:p>
          </table:table-cell>
          <table:table-cell table:style-name="ce19" table:formula="of:=[.$B20]/[.H20]" office:value-type="float" office:value="1.23529411764706" calcext:value-type="float">
            <text:p>1.2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21" table:formula="of:=([.L20]-[.$K20])/[.$K20]" office:value-type="percentage" office:value="0.552967911100013" calcext:value-type="percentage">
            <text:p>55.30%</text:p>
          </table:table-cell>
          <table:table-cell table:style-name="ce21" table:formula="of:=([.M20]-[.$K20])/[.$K20]" office:value-type="percentage" office:value="0.278039705331502" calcext:value-type="percentage">
            <text:p>27.80%</text:p>
          </table:table-cell>
          <table:table-cell table:style-name="ce21" table:formula="of:=([.N20]-[.$K20])/[.$K20]" office:value-type="percentage" office:value="0.189057310525659" calcext:value-type="percentage">
            <text:p>18.91%</text:p>
          </table:table-cell>
          <table:table-cell table:style-name="ce21" table:formula="of:=([.O20]-[.$K20])/[.$K20]" office:value-type="percentage" office:value="0.229022349856412" calcext:value-type="percentage">
            <text:p>22.90%</text:p>
          </table:table-cell>
          <table:table-cell table:style-name="ce21" table:formula="of:=([.P20]-[.$K20])/[.$K20]" office:value-type="percentage" office:value="0.115869646647522" calcext:value-type="percentage">
            <text:p>11.59%</text:p>
          </table:table-cell>
          <table:table-cell table:style-name="ce21" table:formula="of:=([.Q20]-[.$K20])/[.$K20]" office:value-type="percentage" office:value="0.109863903109002" calcext:value-type="percentage">
            <text:p>10.99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9" table:formula="of:=[.$B21]/[.C21]" office:value-type="float" office:value="0.532859680284192" calcext:value-type="float">
            <text:p>0.53</text:p>
          </table:table-cell>
          <table:table-cell table:style-name="ce19" table:formula="of:=[.$B21]/[.D21]" office:value-type="float" office:value="0.72992700729927" calcext:value-type="float">
            <text:p>0.73</text:p>
          </table:table-cell>
          <table:table-cell table:style-name="ce19" table:formula="of:=[.$B21]/[.E21]" office:value-type="float" office:value="0.728155339805825" calcext:value-type="float">
            <text:p>0.73</text:p>
          </table:table-cell>
          <table:table-cell table:style-name="ce19" table:formula="of:=[.$B21]/[.F21]" office:value-type="float" office:value="0.797872340425532" calcext:value-type="float">
            <text:p>0.80</text:p>
          </table:table-cell>
          <table:table-cell table:style-name="ce19" table:formula="of:=[.$B21]/[.G21]" office:value-type="float" office:value="0.884955752212389" calcext:value-type="float">
            <text:p>0.88</text:p>
          </table:table-cell>
          <table:table-cell table:style-name="ce19" table:formula="of:=[.$B21]/[.H21]" office:value-type="float" office:value="1.07913669064748" calcext:value-type="float">
            <text:p>1.0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21" table:formula="of:=([.L21]-[.$K21])/[.$K21]" office:value-type="percentage" office:value="0.83375607782993" calcext:value-type="percentage">
            <text:p>83.38%</text:p>
          </table:table-cell>
          <table:table-cell table:style-name="ce21" table:formula="of:=([.M21]-[.$K21])/[.$K21]" office:value-type="percentage" office:value="0.35239194734935" calcext:value-type="percentage">
            <text:p>35.24%</text:p>
          </table:table-cell>
          <table:table-cell table:style-name="ce21" table:formula="of:=([.N21]-[.$K21])/[.$K21]" office:value-type="percentage" office:value="0.35501549126843" calcext:value-type="percentage">
            <text:p>35.50%</text:p>
          </table:table-cell>
          <table:table-cell table:style-name="ce21" table:formula="of:=([.O21]-[.$K21])/[.$K21]" office:value-type="percentage" office:value="0.267831812295826" calcext:value-type="percentage">
            <text:p>26.78%</text:p>
          </table:table-cell>
          <table:table-cell table:style-name="ce21" table:formula="of:=([.P21]-[.$K21])/[.$K21]" office:value-type="percentage" office:value="0.12969688798254" calcext:value-type="percentage">
            <text:p>12.97%</text:p>
          </table:table-cell>
          <table:table-cell table:style-name="ce21" table:formula="of:=([.Q21]-[.$K21])/[.$K21]" office:value-type="percentage" office:value="-0.0599875845137877" calcext:value-type="percentage">
            <text:p>-6.00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9" table:formula="of:=[.$B22]/[.C22]" office:value-type="float" office:value="0.567765567765568" calcext:value-type="float">
            <text:p>0.57</text:p>
          </table:table-cell>
          <table:table-cell table:style-name="ce19" table:formula="of:=[.$B22]/[.D22]" office:value-type="float" office:value="0.741183502689779" calcext:value-type="float">
            <text:p>0.74</text:p>
          </table:table-cell>
          <table:table-cell table:style-name="ce19" table:formula="of:=[.$B22]/[.E22]" office:value-type="float" office:value="0.67907995618839" calcext:value-type="float">
            <text:p>0.68</text:p>
          </table:table-cell>
          <table:table-cell table:style-name="ce19" table:formula="of:=[.$B22]/[.F22]" office:value-type="float" office:value="0.778161280200816" calcext:value-type="float">
            <text:p>0.78</text:p>
          </table:table-cell>
          <table:table-cell table:style-name="ce19" table:formula="of:=[.$B22]/[.G22]" office:value-type="float" office:value="0.893050054015124" calcext:value-type="float">
            <text:p>0.89</text:p>
          </table:table-cell>
          <table:table-cell table:style-name="ce19" table:formula="of:=[.$B22]/[.H22]" office:value-type="float" office:value="0.958268933539413" calcext:value-type="float">
            <text:p>0.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21" table:formula="of:=([.L22]-[.$K22])/[.$K22]" office:value-type="percentage" office:value="0.760108844659294" calcext:value-type="percentage">
            <text:p>76.01%</text:p>
          </table:table-cell>
          <table:table-cell table:style-name="ce21" table:formula="of:=([.M22]-[.$K22])/[.$K22]" office:value-type="percentage" office:value="0.341122185688714" calcext:value-type="percentage">
            <text:p>34.11%</text:p>
          </table:table-cell>
          <table:table-cell table:style-name="ce21" table:formula="of:=([.N22]-[.$K22])/[.$K22]" office:value-type="percentage" office:value="0.462864662248288" calcext:value-type="percentage">
            <text:p>46.29%</text:p>
          </table:table-cell>
          <table:table-cell table:style-name="ce21" table:formula="of:=([.O22]-[.$K22])/[.$K22]" office:value-type="percentage" office:value="0.290843374321868" calcext:value-type="percentage">
            <text:p>29.08%</text:p>
          </table:table-cell>
          <table:table-cell table:style-name="ce21" table:formula="of:=([.P22]-[.$K22])/[.$K22]" office:value-type="percentage" office:value="0.131912305837001" calcext:value-type="percentage">
            <text:p>13.19%</text:p>
          </table:table-cell>
          <table:table-cell table:style-name="ce21" table:formula="of:=([.Q22]-[.$K22])/[.$K22]" office:value-type="percentage" office:value="0.0590709036374318" calcext:value-type="percentage">
            <text:p>5.91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9" table:formula="of:=[.$B23]/[.C23]" office:value-type="float" office:value="1.22655390799803" calcext:value-type="float">
            <text:p>1.23</text:p>
          </table:table-cell>
          <table:table-cell table:style-name="ce19" table:formula="of:=[.$B23]/[.D23]" office:value-type="float" office:value="1.41849041708697" calcext:value-type="float">
            <text:p>1.42</text:p>
          </table:table-cell>
          <table:table-cell table:style-name="ce19" table:formula="of:=[.$B23]/[.E23]" office:value-type="float" office:value="1.74619371558147" calcext:value-type="float">
            <text:p>1.75</text:p>
          </table:table-cell>
          <table:table-cell table:style-name="ce19" table:formula="of:=[.$B23]/[.F23]" office:value-type="float" office:value="1.78987271721085" calcext:value-type="float">
            <text:p>1.79</text:p>
          </table:table-cell>
          <table:table-cell table:style-name="ce19" table:formula="of:=[.$B23]/[.G23]" office:value-type="float" office:value="1.70549462138789" calcext:value-type="float">
            <text:p>1.71</text:p>
          </table:table-cell>
          <table:table-cell table:style-name="ce19" table:formula="of:=[.$B23]/[.H23]" office:value-type="float" office:value="1.9258663808503" calcext:value-type="float">
            <text:p>1.9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21" table:formula="of:=([.L23]-[.$K23])/[.$K23]" office:value-type="percentage" office:value="-0.193362789332461" calcext:value-type="percentage">
            <text:p>-19.34%</text:p>
          </table:table-cell>
          <table:table-cell table:style-name="ce21" table:formula="of:=([.M23]-[.$K23])/[.$K23]" office:value-type="percentage" office:value="-0.308235990867082" calcext:value-type="percentage">
            <text:p>-30.82%</text:p>
          </table:table-cell>
          <table:table-cell table:style-name="ce21" table:formula="of:=([.N23]-[.$K23])/[.$K23]" office:value-type="percentage" office:value="-0.427005488582553" calcext:value-type="percentage">
            <text:p>-42.70%</text:p>
          </table:table-cell>
          <table:table-cell table:style-name="ce21" table:formula="of:=([.O23]-[.$K23])/[.$K23]" office:value-type="percentage" office:value="-0.440645122746317" calcext:value-type="percentage">
            <text:p>-44.06%</text:p>
          </table:table-cell>
          <table:table-cell table:style-name="ce21" table:formula="of:=([.P23]-[.$K23])/[.$K23]" office:value-type="percentage" office:value="-0.410334535990088" calcext:value-type="percentage">
            <text:p>-41.03%</text:p>
          </table:table-cell>
          <table:table-cell table:style-name="ce21" table:formula="of:=([.Q23]-[.$K23])/[.$K23]" office:value-type="percentage" office:value="-0.477813190780844" calcext:value-type="percentage">
            <text:p>-47.78%</text:p>
          </table:table-cell>
          <table:table-cell/>
        </table:table-row>
        <calcext:conditional-formats>
          <calcext:conditional-format calcext:target-range-address="'matrix data_rex'.B10:'matrix data_rex'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_rex'.K10:'matrix data_rex'.P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atrix data_rex'.B26:'matrix data_rex'.G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_rex'.K26:'matrix data_rex'.P3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edro (new)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ce27" office:value-type="string" calcext:value-type="string" table:number-columns-spanned="8" table:number-rows-spanned="1">
            <text:p>time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.4" calcext:value-type="float">
            <text:p>64.4</text:p>
          </table:table-cell>
          <table:table-cell office:value-type="float" office:value="73.2" calcext:value-type="float">
            <text:p>73.2</text:p>
          </table:table-cell>
          <table:table-cell office:value-type="float" office:value="75.6" calcext:value-type="float">
            <text:p>75.6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64.4" calcext:value-type="float">
            <text:p>64.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89.2" calcext:value-type="float">
            <text:p>689.2</text:p>
          </table:table-cell>
          <table:table-cell office:value-type="float" office:value="610.2" calcext:value-type="float">
            <text:p>610.2</text:p>
          </table:table-cell>
          <table:table-cell office:value-type="float" office:value="623.6" calcext:value-type="float">
            <text:p>623.6</text:p>
          </table:table-cell>
          <table:table-cell office:value-type="float" office:value="558.2" calcext:value-type="float">
            <text:p>558.2</text:p>
          </table:table-cell>
          <table:table-cell office:value-type="float" office:value="568.6" calcext:value-type="float">
            <text:p>568.6</text:p>
          </table:table-cell>
          <table:table-cell office:value-type="float" office:value="690" calcext:value-type="float">
            <text:p>69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457.4" calcext:value-type="float">
            <text:p>5457.4</text:p>
          </table:table-cell>
          <table:table-cell office:value-type="float" office:value="4725.4" calcext:value-type="float">
            <text:p>4725.4</text:p>
          </table:table-cell>
          <table:table-cell office:value-type="float" office:value="4702.2" calcext:value-type="float">
            <text:p>4702.2</text:p>
          </table:table-cell>
          <table:table-cell office:value-type="float" office:value="4145.4" calcext:value-type="float">
            <text:p>4145.4</text:p>
          </table:table-cell>
          <table:table-cell office:value-type="float" office:value="4099.2" calcext:value-type="float">
            <text:p>4099.2</text:p>
          </table:table-cell>
          <table:table-cell office:value-type="float" office:value="5478" calcext:value-type="float">
            <text:p>547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15" calcext:value-type="float">
            <text:p>47215</text:p>
          </table:table-cell>
          <table:table-cell office:value-type="float" office:value="37338" calcext:value-type="float">
            <text:p>37338</text:p>
          </table:table-cell>
          <table:table-cell office:value-type="float" office:value="38226.6" calcext:value-type="float">
            <text:p>38226.6</text:p>
          </table:table-cell>
          <table:table-cell office:value-type="float" office:value="33413" calcext:value-type="float">
            <text:p>33413</text:p>
          </table:table-cell>
          <table:table-cell office:value-type="float" office:value="32956.2" calcext:value-type="float">
            <text:p>32956.2</text:p>
          </table:table-cell>
          <table:table-cell office:value-type="float" office:value="43863.6" calcext:value-type="float">
            <text:p>43863.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73688" calcext:value-type="float">
            <text:p>373688</text:p>
          </table:table-cell>
          <table:table-cell office:value-type="float" office:value="349504" calcext:value-type="float">
            <text:p>349504</text:p>
          </table:table-cell>
          <table:table-cell office:value-type="float" office:value="306168" calcext:value-type="float">
            <text:p>306168</text:p>
          </table:table-cell>
          <table:table-cell office:value-type="float" office:value="281448" calcext:value-type="float">
            <text:p>281448</text:p>
          </table:table-cell>
          <table:table-cell office:value-type="float" office:value="301217" calcext:value-type="float">
            <text:p>301217</text:p>
          </table:table-cell>
          <table:table-cell office:value-type="float" office:value="346661" calcext:value-type="float">
            <text:p>346661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 table:number-columns-spanned="8" table:number-rows-spanned="1">
            <text:p>speedup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8" table:formula="of:=[.$B3]/[.C3]" office:value-type="float" office:value="0.879781420765027" calcext:value-type="float">
            <text:p>0.88</text:p>
          </table:table-cell>
          <table:table-cell table:style-name="ce28" table:formula="of:=[.$B3]/[.D3]" office:value-type="float" office:value="0.851851851851852" calcext:value-type="float">
            <text:p>0.85</text:p>
          </table:table-cell>
          <table:table-cell table:style-name="ce28" table:formula="of:=[.$B3]/[.E3]" office:value-type="float" office:value="0.933333333333333" calcext:value-type="float">
            <text:p>0.93</text:p>
          </table:table-cell>
          <table:table-cell table:style-name="ce28" table:formula="of:=[.$B3]/[.F3]" office:value-type="float" office:value="0.996904024767802" calcext:value-type="float">
            <text:p>1.00</text:p>
          </table:table-cell>
          <table:table-cell table:style-name="ce28" table:formula="of:=[.$B3]/[.G3]" office:value-type="float" office:value="1" calcext:value-type="float">
            <text:p>1.0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8" table:formula="of:=[.$B4]/[.C4]" office:value-type="float" office:value="1.12946574893478" calcext:value-type="float">
            <text:p>1.13</text:p>
          </table:table-cell>
          <table:table-cell table:style-name="ce28" table:formula="of:=[.$B4]/[.D4]" office:value-type="float" office:value="1.10519563822963" calcext:value-type="float">
            <text:p>1.11</text:p>
          </table:table-cell>
          <table:table-cell table:style-name="ce28" table:formula="of:=[.$B4]/[.E4]" office:value-type="float" office:value="1.23468290935149" calcext:value-type="float">
            <text:p>1.23</text:p>
          </table:table-cell>
          <table:table-cell table:style-name="ce28" table:formula="of:=[.$B4]/[.F4]" office:value-type="float" office:value="1.21209989447766" calcext:value-type="float">
            <text:p>1.21</text:p>
          </table:table-cell>
          <table:table-cell table:style-name="ce28" table:formula="of:=[.$B4]/[.G4]" office:value-type="float" office:value="0.998840579710145" calcext:value-type="float">
            <text:p>1.0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28" table:formula="of:=[.$B5]/[.C5]" office:value-type="float" office:value="1.15490752105642" calcext:value-type="float">
            <text:p>1.15</text:p>
          </table:table-cell>
          <table:table-cell table:style-name="ce28" table:formula="of:=[.$B5]/[.D5]" office:value-type="float" office:value="1.16060567393986" calcext:value-type="float">
            <text:p>1.16</text:p>
          </table:table-cell>
          <table:table-cell table:style-name="ce28" table:formula="of:=[.$B5]/[.E5]" office:value-type="float" office:value="1.31649539248323" calcext:value-type="float">
            <text:p>1.32</text:p>
          </table:table-cell>
          <table:table-cell table:style-name="ce28" table:formula="of:=[.$B5]/[.F5]" office:value-type="float" office:value="1.33133294301327" calcext:value-type="float">
            <text:p>1.33</text:p>
          </table:table-cell>
          <table:table-cell table:style-name="ce28" table:formula="of:=[.$B5]/[.G5]" office:value-type="float" office:value="0.996239503468419" calcext:value-type="float">
            <text:p>1.0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28" table:formula="of:=[.$B6]/[.C6]" office:value-type="float" office:value="1.26452943382077" calcext:value-type="float">
            <text:p>1.26</text:p>
          </table:table-cell>
          <table:table-cell table:style-name="ce28" table:formula="of:=[.$B6]/[.D6]" office:value-type="float" office:value="1.23513469678182" calcext:value-type="float">
            <text:p>1.24</text:p>
          </table:table-cell>
          <table:table-cell table:style-name="ce28" table:formula="of:=[.$B6]/[.E6]" office:value-type="float" office:value="1.41307275611289" calcext:value-type="float">
            <text:p>1.41</text:p>
          </table:table-cell>
          <table:table-cell table:style-name="ce28" table:formula="of:=[.$B6]/[.F6]" office:value-type="float" office:value="1.43265910511527" calcext:value-type="float">
            <text:p>1.43</text:p>
          </table:table-cell>
          <table:table-cell table:style-name="ce28" table:formula="of:=[.$B6]/[.G6]" office:value-type="float" office:value="1.07640503743423" calcext:value-type="float">
            <text:p>1.0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28" table:formula="of:=[.$B7]/[.C7]" office:value-type="float" office:value="1.06919520234389" calcext:value-type="float">
            <text:p>1.07</text:p>
          </table:table-cell>
          <table:table-cell table:style-name="ce28" table:formula="of:=[.$B7]/[.D7]" office:value-type="float" office:value="1.22053251809464" calcext:value-type="float">
            <text:p>1.22</text:p>
          </table:table-cell>
          <table:table-cell table:style-name="ce28" table:formula="of:=[.$B7]/[.E7]" office:value-type="float" office:value="1.32773371990563" calcext:value-type="float">
            <text:p>1.33</text:p>
          </table:table-cell>
          <table:table-cell table:style-name="ce28" table:formula="of:=[.$B7]/[.F7]" office:value-type="float" office:value="1.24059399037903" calcext:value-type="float">
            <text:p>1.24</text:p>
          </table:table-cell>
          <table:table-cell table:style-name="ce28" table:formula="of:=[.$B7]/[.G7]" office:value-type="float" office:value="1.07796377440785" calcext:value-type="float">
            <text:p>1.0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27" office:value-type="string" calcext:value-type="string" table:number-columns-spanned="8" table:number-rows-spanned="1">
            <text:p>energy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7130" calcext:value-type="float">
            <text:p>1537130</text:p>
          </table:table-cell>
          <table:table-cell office:value-type="float" office:value="1735260" calcext:value-type="float">
            <text:p>1735260</text:p>
          </table:table-cell>
          <table:table-cell office:value-type="float" office:value="1861400" calcext:value-type="float">
            <text:p>1861400</text:p>
          </table:table-cell>
          <table:table-cell office:value-type="float" office:value="1692790" calcext:value-type="float">
            <text:p>1692790</text:p>
          </table:table-cell>
          <table:table-cell office:value-type="float" office:value="1553380" calcext:value-type="float">
            <text:p>1553380</text:p>
          </table:table-cell>
          <table:table-cell office:value-type="float" office:value="1558910" calcext:value-type="float">
            <text:p>155891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7840500" calcext:value-type="float">
            <text:p>17840500</text:p>
          </table:table-cell>
          <table:table-cell office:value-type="float" office:value="14487800" calcext:value-type="float">
            <text:p>14487800</text:p>
          </table:table-cell>
          <table:table-cell office:value-type="float" office:value="15133300" calcext:value-type="float">
            <text:p>15133300</text:p>
          </table:table-cell>
          <table:table-cell office:value-type="float" office:value="13658100" calcext:value-type="float">
            <text:p>13658100</text:p>
          </table:table-cell>
          <table:table-cell office:value-type="float" office:value="13665700" calcext:value-type="float">
            <text:p>13665700</text:p>
          </table:table-cell>
          <table:table-cell office:value-type="float" office:value="17538500" calcext:value-type="float">
            <text:p>175385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2330000" calcext:value-type="float">
            <text:p>142330000</text:p>
          </table:table-cell>
          <table:table-cell office:value-type="float" office:value="113022000" calcext:value-type="float">
            <text:p>113022000</text:p>
          </table:table-cell>
          <table:table-cell office:value-type="float" office:value="117656000" calcext:value-type="float">
            <text:p>117656000</text:p>
          </table:table-cell>
          <table:table-cell office:value-type="float" office:value="103735000" calcext:value-type="float">
            <text:p>103735000</text:p>
          </table:table-cell>
          <table:table-cell office:value-type="float" office:value="99737500" calcext:value-type="float">
            <text:p>99737500</text:p>
          </table:table-cell>
          <table:table-cell office:value-type="float" office:value="142015000" calcext:value-type="float">
            <text:p>1420150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6650000" calcext:value-type="float">
            <text:p>1286650000</text:p>
          </table:table-cell>
          <table:table-cell office:value-type="float" office:value="926095000" calcext:value-type="float">
            <text:p>926095000</text:p>
          </table:table-cell>
          <table:table-cell office:value-type="float" office:value="990033000" calcext:value-type="float">
            <text:p>990033000</text:p>
          </table:table-cell>
          <table:table-cell office:value-type="float" office:value="870300000" calcext:value-type="float">
            <text:p>870300000</text:p>
          </table:table-cell>
          <table:table-cell office:value-type="float" office:value="833565000" calcext:value-type="float">
            <text:p>833565000</text:p>
          </table:table-cell>
          <table:table-cell office:value-type="float" office:value="1176480000" calcext:value-type="float">
            <text:p>11764800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546000000" calcext:value-type="float">
            <text:p>10546000000</text:p>
          </table:table-cell>
          <table:table-cell office:value-type="float" office:value="8621270000" calcext:value-type="float">
            <text:p>8621270000</text:p>
          </table:table-cell>
          <table:table-cell office:value-type="float" office:value="7978920000" calcext:value-type="float">
            <text:p>7978920000</text:p>
          </table:table-cell>
          <table:table-cell office:value-type="float" office:value="7324570000" calcext:value-type="float">
            <text:p>7324570000</text:p>
          </table:table-cell>
          <table:table-cell office:value-type="float" office:value="7885520000" calcext:value-type="float">
            <text:p>7885520000</text:p>
          </table:table-cell>
          <table:table-cell office:value-type="float" office:value="9483510000" calcext:value-type="float">
            <text:p>9483510000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 table:number-columns-spanned="8" table:number-rows-spanned="1">
            <text:p>savings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9" table:formula="of:=[.C18]/[.$B18]" office:value-type="float" office:value="1.12889605953953" calcext:value-type="float">
            <text:p>1.13</text:p>
          </table:table-cell>
          <table:table-cell table:style-name="ce29" table:formula="of:=[.D18]/[.$B18]" office:value-type="float" office:value="1.21095808422189" calcext:value-type="float">
            <text:p>1.21</text:p>
          </table:table-cell>
          <table:table-cell table:style-name="ce29" table:formula="of:=[.E18]/[.$B18]" office:value-type="float" office:value="1.10126664628236" calcext:value-type="float">
            <text:p>1.10</text:p>
          </table:table-cell>
          <table:table-cell table:style-name="ce29" table:formula="of:=[.F18]/[.$B18]" office:value-type="float" office:value="1.01057164976287" calcext:value-type="float">
            <text:p>1.01</text:p>
          </table:table-cell>
          <table:table-cell table:style-name="ce29" table:formula="of:=[.G18]/[.$B18]" office:value-type="float" office:value="1.01416926349756" calcext:value-type="float">
            <text:p>1.01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9" table:formula="of:=[.C19]/[.$B19]" office:value-type="float" office:value="0.812073652644264" calcext:value-type="float">
            <text:p>0.81</text:p>
          </table:table-cell>
          <table:table-cell table:style-name="ce29" table:formula="of:=[.D19]/[.$B19]" office:value-type="float" office:value="0.848255374008576" calcext:value-type="float">
            <text:p>0.85</text:p>
          </table:table-cell>
          <table:table-cell table:style-name="ce29" table:formula="of:=[.E19]/[.$B19]" office:value-type="float" office:value="0.765567108545164" calcext:value-type="float">
            <text:p>0.77</text:p>
          </table:table-cell>
          <table:table-cell table:style-name="ce29" table:formula="of:=[.F19]/[.$B19]" office:value-type="float" office:value="0.765993105574395" calcext:value-type="float">
            <text:p>0.77</text:p>
          </table:table-cell>
          <table:table-cell table:style-name="ce29" table:formula="of:=[.G19]/[.$B19]" office:value-type="float" office:value="0.983072223312127" calcext:value-type="float">
            <text:p>0.9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29" table:formula="of:=[.C20]/[.$B20]" office:value-type="float" office:value="0.794084170589475" calcext:value-type="float">
            <text:p>0.79</text:p>
          </table:table-cell>
          <table:table-cell table:style-name="ce29" table:formula="of:=[.D20]/[.$B20]" office:value-type="float" office:value="0.826642310124359" calcext:value-type="float">
            <text:p>0.83</text:p>
          </table:table-cell>
          <table:table-cell table:style-name="ce29" table:formula="of:=[.E20]/[.$B20]" office:value-type="float" office:value="0.728834398932059" calcext:value-type="float">
            <text:p>0.73</text:p>
          </table:table-cell>
          <table:table-cell table:style-name="ce29" table:formula="of:=[.F20]/[.$B20]" office:value-type="float" office:value="0.700748261083398" calcext:value-type="float">
            <text:p>0.70</text:p>
          </table:table-cell>
          <table:table-cell table:style-name="ce29" table:formula="of:=[.G20]/[.$B20]" office:value-type="float" office:value="0.997786833415302" calcext:value-type="float">
            <text:p>1.0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29" table:formula="of:=[.C21]/[.$B21]" office:value-type="float" office:value="0.719772276842964" calcext:value-type="float">
            <text:p>0.72</text:p>
          </table:table-cell>
          <table:table-cell table:style-name="ce29" table:formula="of:=[.D21]/[.$B21]" office:value-type="float" office:value="0.769465666653713" calcext:value-type="float">
            <text:p>0.77</text:p>
          </table:table-cell>
          <table:table-cell table:style-name="ce29" table:formula="of:=[.E21]/[.$B21]" office:value-type="float" office:value="0.676407725488672" calcext:value-type="float">
            <text:p>0.68</text:p>
          </table:table-cell>
          <table:table-cell table:style-name="ce29" table:formula="of:=[.F21]/[.$B21]" office:value-type="float" office:value="0.647856837523802" calcext:value-type="float">
            <text:p>0.65</text:p>
          </table:table-cell>
          <table:table-cell table:style-name="ce29" table:formula="of:=[.G21]/[.$B21]" office:value-type="float" office:value="0.914374538530292" calcext:value-type="float">
            <text:p>0.91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29" table:formula="of:=[.C22]/[.$B22]" office:value-type="float" office:value="0.817491940072065" calcext:value-type="float">
            <text:p>0.82</text:p>
          </table:table-cell>
          <table:table-cell table:style-name="ce29" table:formula="of:=[.D22]/[.$B22]" office:value-type="float" office:value="0.756582590555661" calcext:value-type="float">
            <text:p>0.76</text:p>
          </table:table-cell>
          <table:table-cell table:style-name="ce29" table:formula="of:=[.E22]/[.$B22]" office:value-type="float" office:value="0.694535368860231" calcext:value-type="float">
            <text:p>0.69</text:p>
          </table:table-cell>
          <table:table-cell table:style-name="ce29" table:formula="of:=[.F22]/[.$B22]" office:value-type="float" office:value="0.747726152095581" calcext:value-type="float">
            <text:p>0.75</text:p>
          </table:table-cell>
          <table:table-cell table:style-name="ce29" table:formula="of:=[.G22]/[.$B22]" office:value-type="float" office:value="0.899251849042291" calcext:value-type="float">
            <text:p>0.90</text:p>
          </table:table-cell>
          <table:table-cell table:number-columns-repeated="7"/>
        </table:table-row>
        <calcext:conditional-formats>
          <calcext:conditional-format calcext:target-range-address="'pedro (new)'.B10:'pedro (new)'.F14">
            <calcext:color-scale>
              <calcext:color-scale-entry calcext:value="0.8" calcext:type="number" calcext:color="#ff0000"/>
              <calcext:color-scale-entry calcext:value="1" calcext:type="number" calcext:color="#ffff00"/>
              <calcext:color-scale-entry calcext:value="1.5" calcext:type="number" calcext:color="#00a933"/>
            </calcext:color-scale>
          </calcext:conditional-format>
          <calcext:conditional-format calcext:target-range-address="'pedro (new)'.B25:'pedro (new)'.F29">
            <calcext:color-scale>
              <calcext:color-scale-entry calcext:value="0.5" calcext:type="number" calcext:color="#00a933"/>
              <calcext:color-scale-entry calcext:value="1" calcext:type="number" calcext:color="#ffff00"/>
              <calcext:color-scale-entry calcext:value="1.2" calcext:type="number" calcext:color="#ff0000"/>
            </calcext:color-scale>
          </calcext:conditional-format>
        </calcext:conditional-formats>
      </table:table>
      <table:table table:name="rex (new)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ce27" office:value-type="string" calcext:value-type="string" table:number-columns-spanned="8" table:number-rows-spanned="1">
            <text:p>time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1.8" calcext:value-type="float">
            <text:p>61.8</text:p>
          </table:table-cell>
          <table:table-cell office:value-type="float" office:value="80.2" calcext:value-type="float">
            <text:p>80.2</text:p>
          </table:table-cell>
          <table:table-cell office:value-type="float" office:value="77" calcext:value-type="float">
            <text:p>77</text:p>
          </table:table-cell>
          <table:table-cell office:value-type="float" office:value="67.8" calcext:value-type="float">
            <text:p>67.8</text:p>
          </table:table-cell>
          <table:table-cell office:value-type="float" office:value="60.2" calcext:value-type="float">
            <text:p>60.2</text:p>
          </table:table-cell>
          <table:table-cell office:value-type="float" office:value="57.4" calcext:value-type="float">
            <text:p>57.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74.6" calcext:value-type="float">
            <text:p>474.6</text:p>
          </table:table-cell>
          <table:table-cell office:value-type="float" office:value="694.2" calcext:value-type="float">
            <text:p>694.2</text:p>
          </table:table-cell>
          <table:table-cell office:value-type="float" office:value="628.2" calcext:value-type="float">
            <text:p>628.2</text:p>
          </table:table-cell>
          <table:table-cell office:value-type="float" office:value="534.8" calcext:value-type="float">
            <text:p>534.8</text:p>
          </table:table-cell>
          <table:table-cell office:value-type="float" office:value="503.6" calcext:value-type="float">
            <text:p>503.6</text:p>
          </table:table-cell>
          <table:table-cell office:value-type="float" office:value="455.6" calcext:value-type="float">
            <text:p>455.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938.4" calcext:value-type="float">
            <text:p>6938.4</text:p>
          </table:table-cell>
          <table:table-cell office:value-type="float" office:value="5572" calcext:value-type="float">
            <text:p>5572</text:p>
          </table:table-cell>
          <table:table-cell office:value-type="float" office:value="4554.6" calcext:value-type="float">
            <text:p>4554.6</text:p>
          </table:table-cell>
          <table:table-cell office:value-type="float" office:value="3847.4" calcext:value-type="float">
            <text:p>3847.4</text:p>
          </table:table-cell>
          <table:table-cell office:value-type="float" office:value="3526.4" calcext:value-type="float">
            <text:p>3526.4</text:p>
          </table:table-cell>
          <table:table-cell office:value-type="float" office:value="3333.8" calcext:value-type="float">
            <text:p>3333.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8377.4" calcext:value-type="float">
            <text:p>58377.4</text:p>
          </table:table-cell>
          <table:table-cell office:value-type="float" office:value="44801" calcext:value-type="float">
            <text:p>44801</text:p>
          </table:table-cell>
          <table:table-cell office:value-type="float" office:value="36572.6" calcext:value-type="float">
            <text:p>36572.6</text:p>
          </table:table-cell>
          <table:table-cell office:value-type="float" office:value="31702.8" calcext:value-type="float">
            <text:p>31702.8</text:p>
          </table:table-cell>
          <table:table-cell office:value-type="float" office:value="28305" calcext:value-type="float">
            <text:p>28305</text:p>
          </table:table-cell>
          <table:table-cell office:value-type="float" office:value="56905.6" calcext:value-type="float">
            <text:p>56905.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66905" calcext:value-type="float">
            <text:p>466905</text:p>
          </table:table-cell>
          <table:table-cell office:value-type="float" office:value="359150" calcext:value-type="float">
            <text:p>359150</text:p>
          </table:table-cell>
          <table:table-cell office:value-type="float" office:value="295268" calcext:value-type="float">
            <text:p>295268</text:p>
          </table:table-cell>
          <table:table-cell office:value-type="float" office:value="255102" calcext:value-type="float">
            <text:p>255102</text:p>
          </table:table-cell>
          <table:table-cell office:value-type="float" office:value="476828" calcext:value-type="float">
            <text:p>476828</text:p>
          </table:table-cell>
          <table:table-cell office:value-type="float" office:value="471224" calcext:value-type="float">
            <text:p>471224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 table:number-columns-spanned="8" table:number-rows-spanned="1">
            <text:p>speedup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30" table:formula="of:=[.$B3]/[.C3]" office:value-type="float" office:value="0.770573566084788" calcext:value-type="float">
            <text:p>0.77</text:p>
          </table:table-cell>
          <table:table-cell table:style-name="ce30" table:formula="of:=[.$B3]/[.D3]" office:value-type="float" office:value="0.802597402597402" calcext:value-type="float">
            <text:p>0.80</text:p>
          </table:table-cell>
          <table:table-cell table:style-name="ce30" table:formula="of:=[.$B3]/[.E3]" office:value-type="float" office:value="0.911504424778761" calcext:value-type="float">
            <text:p>0.91</text:p>
          </table:table-cell>
          <table:table-cell table:style-name="ce30" table:formula="of:=[.$B3]/[.F3]" office:value-type="float" office:value="1.0265780730897" calcext:value-type="float">
            <text:p>1.03</text:p>
          </table:table-cell>
          <table:table-cell table:style-name="ce30" table:formula="of:=[.$B3]/[.G3]" office:value-type="float" office:value="1.07665505226481" calcext:value-type="float">
            <text:p>1.0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0" table:formula="of:=[.$B4]/[.C4]" office:value-type="float" office:value="0.683664649956785" calcext:value-type="float">
            <text:p>0.68</text:p>
          </table:table-cell>
          <table:table-cell table:style-name="ce30" table:formula="of:=[.$B4]/[.D4]" office:value-type="float" office:value="0.75549188156638" calcext:value-type="float">
            <text:p>0.76</text:p>
          </table:table-cell>
          <table:table-cell table:style-name="ce30" table:formula="of:=[.$B4]/[.E4]" office:value-type="float" office:value="0.887434554973822" calcext:value-type="float">
            <text:p>0.89</text:p>
          </table:table-cell>
          <table:table-cell table:style-name="ce30" table:formula="of:=[.$B4]/[.F4]" office:value-type="float" office:value="0.94241461477363" calcext:value-type="float">
            <text:p>0.94</text:p>
          </table:table-cell>
          <table:table-cell table:style-name="ce30" table:formula="of:=[.$B4]/[.G4]" office:value-type="float" office:value="1.04170324846356" calcext:value-type="float">
            <text:p>1.04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30" table:formula="of:=[.$B5]/[.C5]" office:value-type="float" office:value="1.24522613065327" calcext:value-type="float">
            <text:p>1.25</text:p>
          </table:table-cell>
          <table:table-cell table:style-name="ce30" table:formula="of:=[.$B5]/[.D5]" office:value-type="float" office:value="1.52338295349756" calcext:value-type="float">
            <text:p>1.52</text:p>
          </table:table-cell>
          <table:table-cell table:style-name="ce30" table:formula="of:=[.$B5]/[.E5]" office:value-type="float" office:value="1.80339969849769" calcext:value-type="float">
            <text:p>1.80</text:p>
          </table:table-cell>
          <table:table-cell table:style-name="ce30" table:formula="of:=[.$B5]/[.F5]" office:value-type="float" office:value="1.96755898366606" calcext:value-type="float">
            <text:p>1.97</text:p>
          </table:table-cell>
          <table:table-cell table:style-name="ce30" table:formula="of:=[.$B5]/[.G5]" office:value-type="float" office:value="2.08122862799208" calcext:value-type="float">
            <text:p>2.0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30" table:formula="of:=[.$B6]/[.C6]" office:value-type="float" office:value="1.30303787861878" calcext:value-type="float">
            <text:p>1.30</text:p>
          </table:table-cell>
          <table:table-cell table:style-name="ce30" table:formula="of:=[.$B6]/[.D6]" office:value-type="float" office:value="1.59620590277968" calcext:value-type="float">
            <text:p>1.60</text:p>
          </table:table-cell>
          <table:table-cell table:style-name="ce30" table:formula="of:=[.$B6]/[.E6]" office:value-type="float" office:value="1.84139571268153" calcext:value-type="float">
            <text:p>1.84</text:p>
          </table:table-cell>
          <table:table-cell table:style-name="ce30" table:formula="of:=[.$B6]/[.F6]" office:value-type="float" office:value="2.06244126479421" calcext:value-type="float">
            <text:p>2.06</text:p>
          </table:table-cell>
          <table:table-cell table:style-name="ce30" table:formula="of:=[.$B6]/[.G6]" office:value-type="float" office:value="1.02586388685824" calcext:value-type="float">
            <text:p>1.03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30" table:formula="of:=[.$B7]/[.C7]" office:value-type="float" office:value="1.30002784351942" calcext:value-type="float">
            <text:p>1.30</text:p>
          </table:table-cell>
          <table:table-cell table:style-name="ce30" table:formula="of:=[.$B7]/[.D7]" office:value-type="float" office:value="1.58129224975277" calcext:value-type="float">
            <text:p>1.58</text:p>
          </table:table-cell>
          <table:table-cell table:style-name="ce30" table:formula="of:=[.$B7]/[.E7]" office:value-type="float" office:value="1.83026789284286" calcext:value-type="float">
            <text:p>1.83</text:p>
          </table:table-cell>
          <table:table-cell table:style-name="ce30" table:formula="of:=[.$B7]/[.F7]" office:value-type="float" office:value="0.979189561015712" calcext:value-type="float">
            <text:p>0.98</text:p>
          </table:table-cell>
          <table:table-cell table:style-name="ce30" table:formula="of:=[.$B7]/[.G7]" office:value-type="float" office:value="0.990834507580259" calcext:value-type="float">
            <text:p>0.9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27" office:value-type="string" calcext:value-type="string" table:number-columns-spanned="8" table:number-rows-spanned="1">
            <text:p>energy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01900" calcext:value-type="float">
            <text:p>3401900</text:p>
          </table:table-cell>
          <table:table-cell office:value-type="float" office:value="4728230" calcext:value-type="float">
            <text:p>4728230</text:p>
          </table:table-cell>
          <table:table-cell office:value-type="float" office:value="4578710" calcext:value-type="float">
            <text:p>4578710</text:p>
          </table:table-cell>
          <table:table-cell office:value-type="float" office:value="4056570" calcext:value-type="float">
            <text:p>4056570</text:p>
          </table:table-cell>
          <table:table-cell office:value-type="float" office:value="3589410" calcext:value-type="float">
            <text:p>3589410</text:p>
          </table:table-cell>
          <table:table-cell office:value-type="float" office:value="3460400" calcext:value-type="float">
            <text:p>34604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667300" calcext:value-type="float">
            <text:p>28667300</text:p>
          </table:table-cell>
          <table:table-cell office:value-type="float" office:value="40708900" calcext:value-type="float">
            <text:p>40708900</text:p>
          </table:table-cell>
          <table:table-cell office:value-type="float" office:value="37163000" calcext:value-type="float">
            <text:p>37163000</text:p>
          </table:table-cell>
          <table:table-cell office:value-type="float" office:value="31982900" calcext:value-type="float">
            <text:p>31982900</text:p>
          </table:table-cell>
          <table:table-cell office:value-type="float" office:value="29860900" calcext:value-type="float">
            <text:p>29860900</text:p>
          </table:table-cell>
          <table:table-cell office:value-type="float" office:value="27139900" calcext:value-type="float">
            <text:p>271399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21170000" calcext:value-type="float">
            <text:p>421170000</text:p>
          </table:table-cell>
          <table:table-cell office:value-type="float" office:value="326576000" calcext:value-type="float">
            <text:p>326576000</text:p>
          </table:table-cell>
          <table:table-cell office:value-type="float" office:value="272739000" calcext:value-type="float">
            <text:p>272739000</text:p>
          </table:table-cell>
          <table:table-cell office:value-type="float" office:value="231729000" calcext:value-type="float">
            <text:p>231729000</text:p>
          </table:table-cell>
          <table:table-cell office:value-type="float" office:value="213012000" calcext:value-type="float">
            <text:p>213012000</text:p>
          </table:table-cell>
          <table:table-cell office:value-type="float" office:value="200243000" calcext:value-type="float">
            <text:p>2002430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95390000" calcext:value-type="float">
            <text:p>3595390000</text:p>
          </table:table-cell>
          <table:table-cell office:value-type="float" office:value="2692140000" calcext:value-type="float">
            <text:p>2692140000</text:p>
          </table:table-cell>
          <table:table-cell office:value-type="float" office:value="2202730000" calcext:value-type="float">
            <text:p>2202730000</text:p>
          </table:table-cell>
          <table:table-cell office:value-type="float" office:value="1903330000" calcext:value-type="float">
            <text:p>1903330000</text:p>
          </table:table-cell>
          <table:table-cell office:value-type="float" office:value="1699580000" calcext:value-type="float">
            <text:p>1699580000</text:p>
          </table:table-cell>
          <table:table-cell office:value-type="float" office:value="3434750000" calcext:value-type="float">
            <text:p>34347500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8817700000" calcext:value-type="float">
            <text:p>28817700000</text:p>
          </table:table-cell>
          <table:table-cell office:value-type="float" office:value="21290400000" calcext:value-type="float">
            <text:p>21290400000</text:p>
          </table:table-cell>
          <table:table-cell office:value-type="float" office:value="17966100000" calcext:value-type="float">
            <text:p>17966100000</text:p>
          </table:table-cell>
          <table:table-cell office:value-type="float" office:value="15334500000" calcext:value-type="float">
            <text:p>15334500000</text:p>
          </table:table-cell>
          <table:table-cell office:value-type="float" office:value="28856900000" calcext:value-type="float">
            <text:p>28856900000</text:p>
          </table:table-cell>
          <table:table-cell office:value-type="float" office:value="28666900000" calcext:value-type="float">
            <text:p>28666900000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 table:number-columns-spanned="8" table:number-rows-spanned="1">
            <text:p>savings</text:p>
          </table:table-cell>
          <table:covered-table-cell table:number-columns-repeated="7"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31" table:formula="of:=[.C18]/[.$B18]" office:value-type="float" office:value="1.38987918516123" calcext:value-type="float">
            <text:p>1.39</text:p>
          </table:table-cell>
          <table:table-cell table:style-name="ce31" table:formula="of:=[.D18]/[.$B18]" office:value-type="float" office:value="1.34592727593404" calcext:value-type="float">
            <text:p>1.35</text:p>
          </table:table-cell>
          <table:table-cell table:style-name="ce31" table:formula="of:=[.E18]/[.$B18]" office:value-type="float" office:value="1.19244245862606" calcext:value-type="float">
            <text:p>1.19</text:p>
          </table:table-cell>
          <table:table-cell table:style-name="ce31" table:formula="of:=[.F18]/[.$B18]" office:value-type="float" office:value="1.05511919809518" calcext:value-type="float">
            <text:p>1.06</text:p>
          </table:table-cell>
          <table:table-cell table:style-name="ce31" table:formula="of:=[.G18]/[.$B18]" office:value-type="float" office:value="1.01719627267115" calcext:value-type="float">
            <text:p>1.02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1" table:formula="of:=[.C19]/[.$B19]" office:value-type="float" office:value="1.42004653385565" calcext:value-type="float">
            <text:p>1.42</text:p>
          </table:table-cell>
          <table:table-cell table:style-name="ce31" table:formula="of:=[.D19]/[.$B19]" office:value-type="float" office:value="1.29635508052729" calcext:value-type="float">
            <text:p>1.30</text:p>
          </table:table-cell>
          <table:table-cell table:style-name="ce31" table:formula="of:=[.E19]/[.$B19]" office:value-type="float" office:value="1.11565790988339" calcext:value-type="float">
            <text:p>1.12</text:p>
          </table:table-cell>
          <table:table-cell table:style-name="ce31" table:formula="of:=[.F19]/[.$B19]" office:value-type="float" office:value="1.04163628943081" calcext:value-type="float">
            <text:p>1.04</text:p>
          </table:table-cell>
          <table:table-cell table:style-name="ce31" table:formula="of:=[.G19]/[.$B19]" office:value-type="float" office:value="0.946719781772263" calcext:value-type="float">
            <text:p>0.95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31" table:formula="of:=[.C20]/[.$B20]" office:value-type="float" office:value="0.775401856732436" calcext:value-type="float">
            <text:p>0.78</text:p>
          </table:table-cell>
          <table:table-cell table:style-name="ce31" table:formula="of:=[.D20]/[.$B20]" office:value-type="float" office:value="0.647574613576465" calcext:value-type="float">
            <text:p>0.65</text:p>
          </table:table-cell>
          <table:table-cell table:style-name="ce31" table:formula="of:=[.E20]/[.$B20]" office:value-type="float" office:value="0.550203005912102" calcext:value-type="float">
            <text:p>0.55</text:p>
          </table:table-cell>
          <table:table-cell table:style-name="ce31" table:formula="of:=[.F20]/[.$B20]" office:value-type="float" office:value="0.505762518697913" calcext:value-type="float">
            <text:p>0.51</text:p>
          </table:table-cell>
          <table:table-cell table:style-name="ce31" table:formula="of:=[.G20]/[.$B20]" office:value-type="float" office:value="0.475444594819194" calcext:value-type="float">
            <text:p>0.4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31" table:formula="of:=[.C21]/[.$B21]" office:value-type="float" office:value="0.748775515312664" calcext:value-type="float">
            <text:p>0.75</text:p>
          </table:table-cell>
          <table:table-cell table:style-name="ce31" table:formula="of:=[.D21]/[.$B21]" office:value-type="float" office:value="0.612653981904606" calcext:value-type="float">
            <text:p>0.61</text:p>
          </table:table-cell>
          <table:table-cell table:style-name="ce31" table:formula="of:=[.E21]/[.$B21]" office:value-type="float" office:value="0.529380679147464" calcext:value-type="float">
            <text:p>0.53</text:p>
          </table:table-cell>
          <table:table-cell table:style-name="ce31" table:formula="of:=[.F21]/[.$B21]" office:value-type="float" office:value="0.472710888109496" calcext:value-type="float">
            <text:p>0.47</text:p>
          </table:table-cell>
          <table:table-cell table:style-name="ce31" table:formula="of:=[.G21]/[.$B21]" office:value-type="float" office:value="0.955320563276863" calcext:value-type="float">
            <text:p>0.9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31" table:formula="of:=[.C22]/[.$B22]" office:value-type="float" office:value="0.738795948323426" calcext:value-type="float">
            <text:p>0.74</text:p>
          </table:table-cell>
          <table:table-cell table:style-name="ce31" table:formula="of:=[.D22]/[.$B22]" office:value-type="float" office:value="0.623439760980231" calcext:value-type="float">
            <text:p>0.62</text:p>
          </table:table-cell>
          <table:table-cell table:style-name="ce31" table:formula="of:=[.E22]/[.$B22]" office:value-type="float" office:value="0.532120884040017" calcext:value-type="float">
            <text:p>0.53</text:p>
          </table:table-cell>
          <table:table-cell table:style-name="ce31" table:formula="of:=[.F22]/[.$B22]" office:value-type="float" office:value="1.0013602751087" calcext:value-type="float">
            <text:p>1.00</text:p>
          </table:table-cell>
          <table:table-cell table:style-name="ce31" table:formula="of:=[.G22]/[.$B22]" office:value-type="float" office:value="0.994767104938978" calcext:value-type="float">
            <text:p>0.99</text:p>
          </table:table-cell>
          <table:table-cell table:number-columns-repeated="7"/>
        </table:table-row>
        <calcext:conditional-formats>
          <calcext:conditional-format calcext:target-range-address="'rex (new)'.B10:'rex (new)'.F14">
            <calcext:color-scale>
              <calcext:color-scale-entry calcext:value="0.8" calcext:type="number" calcext:color="#ff0000"/>
              <calcext:color-scale-entry calcext:value="1" calcext:type="number" calcext:color="#ffff00"/>
              <calcext:color-scale-entry calcext:value="1.5" calcext:type="number" calcext:color="#00a933"/>
            </calcext:color-scale>
          </calcext:conditional-format>
          <calcext:conditional-format calcext:target-range-address="'rex (new)'.B25:'rex (new)'.F29">
            <calcext:color-scale>
              <calcext:color-scale-entry calcext:value="0.5" calcext:type="number" calcext:color="#00a933"/>
              <calcext:color-scale-entry calcext:value="1" calcext:type="number" calcext:color="#ffff00"/>
              <calcext:color-scale-entry calcext:value="1.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7:59:14.662194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41:45.266599415</meta:creation-date>
    <dc:date>2019-06-13T18:55:20.340264460</dc:date>
    <meta:editing-duration>PT4H35M20S</meta:editing-duration>
    <meta:editing-cycles>52</meta:editing-cycles>
    <meta:generator>LibreOffice/6.1.6.3$Linux_X86_64 LibreOffice_project/10$Build-3</meta:generator>
    <meta:document-statistic meta:table-count="5" meta:cell-count="1016" meta:object-count="0"/>
  </office:meta>
</office:document-meta>
</file>